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co26" style:family="table-column">
      <style:table-column-properties fo:break-before="auto" style:column-width="35.49pt"/>
    </style:style>
    <style:style style:name="co27" style:family="table-column">
      <style:table-column-properties fo:break-before="auto" style:column-width="332.96pt"/>
    </style:style>
    <style:style style:name="co28" style:family="table-column">
      <style:table-column-properties fo:break-before="auto" style:column-width="49.44pt"/>
    </style:style>
    <style:style style:name="co29" style:family="table-column">
      <style:table-column-properties fo:break-before="auto" style:column-width="182.95pt"/>
    </style:style>
    <style:style style:name="co30" style:family="table-column">
      <style:table-column-properties fo:break-before="auto" style:column-width="61.71pt"/>
    </style:style>
    <style:style style:name="co31" style:family="table-column">
      <style:table-column-properties fo:break-before="auto" style:column-width="200.64pt"/>
    </style:style>
    <style:style style:name="co32" style:family="table-column">
      <style:table-column-properties fo:break-before="auto" style:column-width="54.79pt"/>
    </style:style>
    <style:style style:name="co33" style:family="table-column">
      <style:table-column-properties fo:break-before="auto" style:column-width="83.96pt"/>
    </style:style>
    <style:style style:name="ro4" style:family="table-row">
      <style:table-row-properties style:row-height="14.4pt" fo:break-before="auto" style:use-optimal-row-height="true"/>
    </style:style>
    <style:style style:name="ro1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style:style style:name="ta6" style:family="table" style:master-page-name="PageStyle_5f_filter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27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28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311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318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19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20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21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22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23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24" style:family="table-cell" style:parent-style-name="Default" style:data-style-name="N4"/>
    <style:style style:name="ce3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3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3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3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40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40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40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40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style:rotation-align="none"/>
    </style:style>
    <style:style style:name="ce40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9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0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4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42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42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4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7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8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3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7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8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42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4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4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4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4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4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5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5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5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5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56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58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9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0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6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7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6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6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solid" style:text-line-through-type="singl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161"/>
      <style:map style:condition="cell-content()=&quot;BLOCK&quot;" style:apply-style-name="Good" style:base-cell-address="filters.C116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0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26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2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161"/>
    </style:style>
    <style:style style:name="ce25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27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161"/>
      <style:map style:condition="cell-content()=&quot;no&quot;" style:apply-style-name="Bad" style:base-cell-address="filters.E1161"/>
      <style:map style:condition="cell-content()=&quot;revert&quot;" style:apply-style-name="Accent_20_2" style:base-cell-address="filters.E116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27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28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9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301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02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3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05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6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7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08" style:family="table-cell" style:parent-style-name="Default" style:data-style-name="N4"/>
    <style:style style:name="ce25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27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3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3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32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28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3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33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3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3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7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8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9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0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1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3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4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4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5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2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6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1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2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6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6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6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7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37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37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37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7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7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37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37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37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37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38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38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8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38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38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8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386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87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88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2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3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4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9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0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5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ato Medium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3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4" style:family="text">
      <style:text-properties style:font-name="Lato Medium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5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 style:font-name="Liberation Sans"/>
    </style:style>
    <style:style style:name="T6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ato Medium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6">
        <office:forms form:automatic-focus="false" form:apply-design-mode="false"/>
        <table:table-column table:style-name="co26" table:default-cell-style-name="ce4"/>
        <table:table-column table:style-name="co27" table:default-cell-style-name="ce208"/>
        <table:table-column table:style-name="co28" table:default-cell-style-name="ce23"/>
        <table:table-column table:style-name="co29" table:default-cell-style-name="ce304"/>
        <table:table-column table:style-name="co30" table:default-cell-style-name="ce40"/>
        <table:table-column table:style-name="co31" table:default-cell-style-name="ce50"/>
        <table:table-column table:style-name="co32" table:default-cell-style-name="ce55"/>
        <table:table-column table:style-name="co33" table:number-columns-repeated="3" table:default-cell-style-name="ce304"/>
        <table:table-column table:style-name="co33" table:default-cell-style-name="ce56"/>
        <table:table-column table:style-name="co33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76" office:value-type="string" calcext:value-type="string">
            <text:p>No</text:p>
          </table:table-cell>
          <table:table-cell table:style-name="ce176" office:value-type="string" calcext:value-type="string">
            <text:p>Filter</text:p>
          </table:table-cell>
          <table:table-cell table:style-name="ce209" office:value-type="string" calcext:value-type="string">
            <text:p>Type</text:p>
          </table:table-cell>
          <table:table-cell table:style-name="ce176" office:value-type="string" calcext:value-type="string">
            <text:p>Link</text:p>
          </table:table-cell>
          <table:table-cell table:style-name="ce259" office:value-type="string" calcext:value-type="string">
            <text:p>Check</text:p>
          </table:table-cell>
          <table:table-cell table:style-name="ce275" office:value-type="string" calcext:value-type="string">
            <text:p>Notes</text:p>
          </table:table-cell>
          <table:table-cell table:style-name="ce289" office:value-type="string" calcext:value-type="string">
            <text:p>Push</text:p>
          </table:table-cell>
          <table:table-cell table:style-name="ce176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" calcext:value-type="float">
            <text:p>1</text:p>
          </table:table-cell>
          <table:table-cell table:style-name="ce183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0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3" calcext:value-type="float">
            <text:p>3</text:p>
          </table:table-cell>
          <table:table-cell table:style-name="ce183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0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4" calcext:value-type="float">
            <text:p>4</text:p>
          </table:table-cell>
          <table:table-cell table:style-name="ce183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5" calcext:value-type="float">
            <text:p>5</text:p>
          </table:table-cell>
          <table:table-cell table:style-name="ce186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6" calcext:value-type="float">
            <text:p>6</text:p>
          </table:table-cell>
          <table:table-cell table:style-name="ce183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183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78" office:value-type="float" office:value="7" calcext:value-type="float">
            <text:p>7</text:p>
          </table:table-cell>
          <table:table-cell table:style-name="ce186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183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8" calcext:value-type="float">
            <text:p>8</text:p>
          </table:table-cell>
          <table:table-cell table:style-name="ce183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9" calcext:value-type="float">
            <text:p>9</text:p>
          </table:table-cell>
          <table:table-cell table:style-name="ce183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0" calcext:value-type="float">
            <text:p>10</text:p>
          </table:table-cell>
          <table:table-cell table:style-name="ce186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1" calcext:value-type="float">
            <text:p>11</text:p>
          </table:table-cell>
          <table:table-cell table:style-name="ce183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2" calcext:value-type="float">
            <text:p>12</text:p>
          </table:table-cell>
          <table:table-cell table:style-name="ce186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77" office:value-type="float" office:value="14" calcext:value-type="float">
            <text:p>14</text:p>
          </table:table-cell>
          <table:table-cell table:style-name="ce183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5" calcext:value-type="float">
            <text:p>15</text:p>
          </table:table-cell>
          <table:table-cell table:style-name="ce186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6" calcext:value-type="float">
            <text:p>16</text:p>
          </table:table-cell>
          <table:table-cell table:style-name="ce183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7" calcext:value-type="float">
            <text:p>17</text:p>
          </table:table-cell>
          <table:table-cell table:style-name="ce186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8" calcext:value-type="float">
            <text:p>18</text:p>
          </table:table-cell>
          <table:table-cell table:style-name="ce183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9" calcext:value-type="float">
            <text:p>19</text:p>
          </table:table-cell>
          <table:table-cell table:style-name="ce186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20" calcext:value-type="float">
            <text:p>20</text:p>
          </table:table-cell>
          <table:table-cell table:style-name="ce183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21" calcext:value-type="float">
            <text:p>21</text:p>
          </table:table-cell>
          <table:table-cell table:style-name="ce186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22" calcext:value-type="float">
            <text:p>22</text:p>
          </table:table-cell>
          <table:table-cell table:style-name="ce183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23" calcext:value-type="float">
            <text:p>23</text:p>
          </table:table-cell>
          <table:table-cell table:style-name="ce186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24" calcext:value-type="float">
            <text:p>24</text:p>
          </table:table-cell>
          <table:table-cell table:style-name="ce186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25" calcext:value-type="float">
            <text:p>25</text:p>
          </table:table-cell>
          <table:table-cell table:style-name="ce186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177" office:value-type="float" office:value="26" calcext:value-type="float">
            <text:p>26</text:p>
          </table:table-cell>
          <table:table-cell table:style-name="ce183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178" office:value-type="float" office:value="27" calcext:value-type="float">
            <text:p>27</text:p>
          </table:table-cell>
          <table:table-cell table:style-name="ce186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28" calcext:value-type="float">
            <text:p>28</text:p>
          </table:table-cell>
          <table:table-cell table:style-name="ce183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29" calcext:value-type="float">
            <text:p>29</text:p>
          </table:table-cell>
          <table:table-cell table:style-name="ce186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30" calcext:value-type="float">
            <text:p>30</text:p>
          </table:table-cell>
          <table:table-cell table:style-name="ce183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31" calcext:value-type="float">
            <text:p>31</text:p>
          </table:table-cell>
          <table:table-cell table:style-name="ce186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32" calcext:value-type="float">
            <text:p>32</text:p>
          </table:table-cell>
          <table:table-cell table:style-name="ce183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33" calcext:value-type="float">
            <text:p>33</text:p>
          </table:table-cell>
          <table:table-cell table:style-name="ce186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34" calcext:value-type="float">
            <text:p>34</text:p>
          </table:table-cell>
          <table:table-cell table:style-name="ce183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35" calcext:value-type="float">
            <text:p>35</text:p>
          </table:table-cell>
          <table:table-cell table:style-name="ce186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36" calcext:value-type="float">
            <text:p>36</text:p>
          </table:table-cell>
          <table:table-cell table:style-name="ce183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37" calcext:value-type="float">
            <text:p>37</text:p>
          </table:table-cell>
          <table:table-cell table:style-name="ce186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38" calcext:value-type="float">
            <text:p>38</text:p>
          </table:table-cell>
          <table:table-cell table:style-name="ce183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39" calcext:value-type="float">
            <text:p>39</text:p>
          </table:table-cell>
          <table:table-cell table:style-name="ce186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40" calcext:value-type="float">
            <text:p>40</text:p>
          </table:table-cell>
          <table:table-cell table:style-name="ce186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41" calcext:value-type="float">
            <text:p>41</text:p>
          </table:table-cell>
          <table:table-cell table:style-name="ce183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42" calcext:value-type="float">
            <text:p>42</text:p>
          </table:table-cell>
          <table:table-cell table:style-name="ce186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43" calcext:value-type="float">
            <text:p>43</text:p>
          </table:table-cell>
          <table:table-cell table:style-name="ce183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44" calcext:value-type="float">
            <text:p>44</text:p>
          </table:table-cell>
          <table:table-cell table:style-name="ce186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45" calcext:value-type="float">
            <text:p>45</text:p>
          </table:table-cell>
          <table:table-cell table:style-name="ce183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46" calcext:value-type="float">
            <text:p>46</text:p>
          </table:table-cell>
          <table:table-cell table:style-name="ce186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47" calcext:value-type="float">
            <text:p>47</text:p>
          </table:table-cell>
          <table:table-cell table:style-name="ce183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48" calcext:value-type="float">
            <text:p>48</text:p>
          </table:table-cell>
          <table:table-cell table:style-name="ce186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49" calcext:value-type="float">
            <text:p>49</text:p>
          </table:table-cell>
          <table:table-cell table:style-name="ce186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50" calcext:value-type="float">
            <text:p>50</text:p>
          </table:table-cell>
          <table:table-cell table:style-name="ce183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51" calcext:value-type="float">
            <text:p>51</text:p>
          </table:table-cell>
          <table:table-cell table:style-name="ce186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52" calcext:value-type="float">
            <text:p>52</text:p>
          </table:table-cell>
          <table:table-cell table:style-name="ce183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53" calcext:value-type="float">
            <text:p>53</text:p>
          </table:table-cell>
          <table:table-cell table:style-name="ce186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54" calcext:value-type="float">
            <text:p>54</text:p>
          </table:table-cell>
          <table:table-cell table:style-name="ce183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55" calcext:value-type="float">
            <text:p>55</text:p>
          </table:table-cell>
          <table:table-cell table:style-name="ce186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56" calcext:value-type="float">
            <text:p>56</text:p>
          </table:table-cell>
          <table:table-cell table:style-name="ce183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57" calcext:value-type="float">
            <text:p>57</text:p>
          </table:table-cell>
          <table:table-cell table:style-name="ce186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58" calcext:value-type="float">
            <text:p>58</text:p>
          </table:table-cell>
          <table:table-cell table:style-name="ce186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59" calcext:value-type="float">
            <text:p>59</text:p>
          </table:table-cell>
          <table:table-cell table:style-name="ce183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60" calcext:value-type="float">
            <text:p>60</text:p>
          </table:table-cell>
          <table:table-cell table:style-name="ce186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61" calcext:value-type="float">
            <text:p>61</text:p>
          </table:table-cell>
          <table:table-cell table:style-name="ce183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62" calcext:value-type="float">
            <text:p>62</text:p>
          </table:table-cell>
          <table:table-cell table:style-name="ce186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63" calcext:value-type="float">
            <text:p>63</text:p>
          </table:table-cell>
          <table:table-cell table:style-name="ce183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64" calcext:value-type="float">
            <text:p>64</text:p>
          </table:table-cell>
          <table:table-cell table:style-name="ce186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65" calcext:value-type="float">
            <text:p>65</text:p>
          </table:table-cell>
          <table:table-cell table:style-name="ce183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66" calcext:value-type="float">
            <text:p>66</text:p>
          </table:table-cell>
          <table:table-cell table:style-name="ce186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67" calcext:value-type="float">
            <text:p>67</text:p>
          </table:table-cell>
          <table:table-cell table:style-name="ce183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68" calcext:value-type="float">
            <text:p>68</text:p>
          </table:table-cell>
          <table:table-cell table:style-name="ce186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69" calcext:value-type="float">
            <text:p>69</text:p>
          </table:table-cell>
          <table:table-cell table:style-name="ce183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70" calcext:value-type="float">
            <text:p>70</text:p>
          </table:table-cell>
          <table:table-cell table:style-name="ce186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71" calcext:value-type="float">
            <text:p>71</text:p>
          </table:table-cell>
          <table:table-cell table:style-name="ce183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72" calcext:value-type="float">
            <text:p>72</text:p>
          </table:table-cell>
          <table:table-cell table:style-name="ce186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6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73" calcext:value-type="float">
            <text:p>73</text:p>
          </table:table-cell>
          <table:table-cell table:style-name="ce183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74" calcext:value-type="float">
            <text:p>74</text:p>
          </table:table-cell>
          <table:table-cell table:style-name="ce186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77" office:value-type="float" office:value="75" calcext:value-type="float">
            <text:p>75</text:p>
          </table:table-cell>
          <table:table-cell table:style-name="ce183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76" calcext:value-type="float">
            <text:p>76</text:p>
          </table:table-cell>
          <table:table-cell table:style-name="ce186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77" calcext:value-type="float">
            <text:p>77</text:p>
          </table:table-cell>
          <table:table-cell table:style-name="ce183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78" calcext:value-type="float">
            <text:p>78</text:p>
          </table:table-cell>
          <table:table-cell table:style-name="ce183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79" calcext:value-type="float">
            <text:p>79</text:p>
          </table:table-cell>
          <table:table-cell table:style-name="ce186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80" calcext:value-type="float">
            <text:p>80</text:p>
          </table:table-cell>
          <table:table-cell table:style-name="ce183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81" calcext:value-type="float">
            <text:p>81</text:p>
          </table:table-cell>
          <table:table-cell table:style-name="ce183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82" calcext:value-type="float">
            <text:p>82</text:p>
          </table:table-cell>
          <table:table-cell table:style-name="ce183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83" calcext:value-type="float">
            <text:p>83</text:p>
          </table:table-cell>
          <table:table-cell table:style-name="ce186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84" calcext:value-type="float">
            <text:p>84</text:p>
          </table:table-cell>
          <table:table-cell table:style-name="ce183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85" calcext:value-type="float">
            <text:p>85</text:p>
          </table:table-cell>
          <table:table-cell table:style-name="ce186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86" calcext:value-type="float">
            <text:p>86</text:p>
          </table:table-cell>
          <table:table-cell table:style-name="ce183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87" calcext:value-type="float">
            <text:p>87</text:p>
          </table:table-cell>
          <table:table-cell table:style-name="ce186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88" calcext:value-type="float">
            <text:p>88</text:p>
          </table:table-cell>
          <table:table-cell table:style-name="ce183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89" calcext:value-type="float">
            <text:p>89</text:p>
          </table:table-cell>
          <table:table-cell table:style-name="ce183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90" calcext:value-type="float">
            <text:p>90</text:p>
          </table:table-cell>
          <table:table-cell table:style-name="ce183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91" calcext:value-type="float">
            <text:p>91</text:p>
          </table:table-cell>
          <table:table-cell table:style-name="ce186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92" calcext:value-type="float">
            <text:p>92</text:p>
          </table:table-cell>
          <table:table-cell table:style-name="ce183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93" calcext:value-type="float">
            <text:p>93</text:p>
          </table:table-cell>
          <table:table-cell table:style-name="ce183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94" calcext:value-type="float">
            <text:p>94</text:p>
          </table:table-cell>
          <table:table-cell table:style-name="ce186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183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95" calcext:value-type="float">
            <text:p>95</text:p>
          </table:table-cell>
          <table:table-cell table:style-name="ce183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96" calcext:value-type="float">
            <text:p>96</text:p>
          </table:table-cell>
          <table:table-cell table:style-name="ce186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97" calcext:value-type="float">
            <text:p>97</text:p>
          </table:table-cell>
          <table:table-cell table:style-name="ce183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98" calcext:value-type="float">
            <text:p>98</text:p>
          </table:table-cell>
          <table:table-cell table:style-name="ce186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99" calcext:value-type="float">
            <text:p>99</text:p>
          </table:table-cell>
          <table:table-cell table:style-name="ce183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230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183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00" calcext:value-type="float">
            <text:p>100</text:p>
          </table:table-cell>
          <table:table-cell table:style-name="ce186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183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183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183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01" calcext:value-type="float">
            <text:p>101</text:p>
          </table:table-cell>
          <table:table-cell table:style-name="ce186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02" calcext:value-type="float">
            <text:p>102</text:p>
          </table:table-cell>
          <table:table-cell table:style-name="ce183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03" calcext:value-type="float">
            <text:p>103</text:p>
          </table:table-cell>
          <table:table-cell table:style-name="ce186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04" calcext:value-type="float">
            <text:p>104</text:p>
          </table:table-cell>
          <table:table-cell table:style-name="ce183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05" calcext:value-type="float">
            <text:p>105</text:p>
          </table:table-cell>
          <table:table-cell table:style-name="ce186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06" calcext:value-type="float">
            <text:p>106</text:p>
          </table:table-cell>
          <table:table-cell table:style-name="ce183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07" calcext:value-type="float">
            <text:p>107</text:p>
          </table:table-cell>
          <table:table-cell table:style-name="ce186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08" calcext:value-type="float">
            <text:p>108</text:p>
          </table:table-cell>
          <table:table-cell table:style-name="ce183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186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09" calcext:value-type="float">
            <text:p>109</text:p>
          </table:table-cell>
          <table:table-cell table:style-name="ce183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10" calcext:value-type="float">
            <text:p>110</text:p>
          </table:table-cell>
          <table:table-cell table:style-name="ce186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11" calcext:value-type="float">
            <text:p>111</text:p>
          </table:table-cell>
          <table:table-cell table:style-name="ce183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12" calcext:value-type="float">
            <text:p>112</text:p>
          </table:table-cell>
          <table:table-cell table:style-name="ce186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13" calcext:value-type="float">
            <text:p>113</text:p>
          </table:table-cell>
          <table:table-cell table:style-name="ce183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14" calcext:value-type="float">
            <text:p>114</text:p>
          </table:table-cell>
          <table:table-cell table:style-name="ce186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15" calcext:value-type="float">
            <text:p>115</text:p>
          </table:table-cell>
          <table:table-cell table:style-name="ce183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16" calcext:value-type="float">
            <text:p>116</text:p>
          </table:table-cell>
          <table:table-cell table:style-name="ce183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17" calcext:value-type="float">
            <text:p>117</text:p>
          </table:table-cell>
          <table:table-cell table:style-name="ce183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18" calcext:value-type="float">
            <text:p>118</text:p>
          </table:table-cell>
          <table:table-cell table:style-name="ce186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19" calcext:value-type="float">
            <text:p>119</text:p>
          </table:table-cell>
          <table:table-cell table:style-name="ce183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20" calcext:value-type="float">
            <text:p>120</text:p>
          </table:table-cell>
          <table:table-cell table:style-name="ce186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21" calcext:value-type="float">
            <text:p>121</text:p>
          </table:table-cell>
          <table:table-cell table:style-name="ce183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22" calcext:value-type="float">
            <text:p>122</text:p>
          </table:table-cell>
          <table:table-cell table:style-name="ce186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23" calcext:value-type="float">
            <text:p>123</text:p>
          </table:table-cell>
          <table:table-cell table:style-name="ce183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24" calcext:value-type="float">
            <text:p>124</text:p>
          </table:table-cell>
          <table:table-cell table:style-name="ce186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float" office:value="125" calcext:value-type="float">
            <text:p>125</text:p>
          </table:table-cell>
          <table:table-cell table:style-name="ce186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float" office:value="126" calcext:value-type="float">
            <text:p>126</text:p>
          </table:table-cell>
          <table:table-cell table:style-name="ce183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78" office:value-type="float" office:value="127" calcext:value-type="float">
            <text:p>127</text:p>
          </table:table-cell>
          <table:table-cell table:style-name="ce186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28</text:p>
          </table:table-cell>
          <table:table-cell table:style-name="ce183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29</text:p>
          </table:table-cell>
          <table:table-cell table:style-name="ce183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0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30</text:p>
          </table:table-cell>
          <table:table-cell table:style-name="ce186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31</text:p>
          </table:table-cell>
          <table:table-cell table:style-name="ce183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32</text:p>
          </table:table-cell>
          <table:table-cell table:style-name="ce186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230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33</text:p>
          </table:table-cell>
          <table:table-cell table:style-name="ce186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30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34</text:p>
          </table:table-cell>
          <table:table-cell table:style-name="ce186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35</text:p>
          </table:table-cell>
          <table:table-cell table:style-name="ce186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36</text:p>
          </table:table-cell>
          <table:table-cell table:style-name="ce183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37</text:p>
          </table:table-cell>
          <table:table-cell table:style-name="ce183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0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38</text:p>
          </table:table-cell>
          <table:table-cell table:style-name="ce186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230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230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230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230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39</text:p>
          </table:table-cell>
          <table:table-cell table:style-name="ce183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230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230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230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40</text:p>
          </table:table-cell>
          <table:table-cell table:style-name="ce183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41</text:p>
          </table:table-cell>
          <table:table-cell table:style-name="ce183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30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42</text:p>
          </table:table-cell>
          <table:table-cell table:style-name="ce186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43</text:p>
          </table:table-cell>
          <table:table-cell table:style-name="ce183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44</text:p>
          </table:table-cell>
          <table:table-cell table:style-name="ce186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45</text:p>
          </table:table-cell>
          <table:table-cell table:style-name="ce183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46</text:p>
          </table:table-cell>
          <table:table-cell table:style-name="ce186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47</text:p>
          </table:table-cell>
          <table:table-cell table:style-name="ce183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48</text:p>
          </table:table-cell>
          <table:table-cell table:style-name="ce186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49</text:p>
          </table:table-cell>
          <table:table-cell table:style-name="ce183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30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50</text:p>
          </table:table-cell>
          <table:table-cell table:style-name="ce186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51</text:p>
          </table:table-cell>
          <table:table-cell table:style-name="ce183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52</text:p>
          </table:table-cell>
          <table:table-cell table:style-name="ce183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53</text:p>
          </table:table-cell>
          <table:table-cell table:style-name="ce183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54</text:p>
          </table:table-cell>
          <table:table-cell table:style-name="ce183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78" office:value-type="string" calcext:value-type="string">
            <text:p>155</text:p>
          </table:table-cell>
          <table:table-cell table:style-name="ce186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56</text:p>
          </table:table-cell>
          <table:table-cell table:style-name="ce186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57</text:p>
          </table:table-cell>
          <table:table-cell table:style-name="ce183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58</text:p>
          </table:table-cell>
          <table:table-cell table:style-name="ce183"/>
          <table:table-cell table:style-name="ce17" table:content-validation-name="val1"/>
          <table:table-cell table:style-name="ce183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59</text:p>
          </table:table-cell>
          <table:table-cell table:style-name="ce186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77" office:value-type="string" calcext:value-type="string">
            <text:p>160</text:p>
          </table:table-cell>
          <table:table-cell table:style-name="ce183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61</text:p>
          </table:table-cell>
          <table:table-cell table:style-name="ce183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62</text:p>
          </table:table-cell>
          <table:table-cell table:style-name="ce186"/>
          <table:table-cell table:style-name="ce18" table:content-validation-name="val1"/>
          <table:table-cell table:style-name="ce186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63</text:p>
          </table:table-cell>
          <table:table-cell table:style-name="ce183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83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64</text:p>
          </table:table-cell>
          <table:table-cell table:style-name="ce186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65</text:p>
          </table:table-cell>
          <table:table-cell table:style-name="ce186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186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66</text:p>
          </table:table-cell>
          <table:table-cell table:style-name="ce183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67</text:p>
          </table:table-cell>
          <table:table-cell table:style-name="ce186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68</text:p>
          </table:table-cell>
          <table:table-cell table:style-name="ce183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83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69</text:p>
          </table:table-cell>
          <table:table-cell table:style-name="ce186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70</text:p>
          </table:table-cell>
          <table:table-cell table:style-name="ce183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83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71</text:p>
          </table:table-cell>
          <table:table-cell table:style-name="ce186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72</text:p>
          </table:table-cell>
          <table:table-cell table:style-name="ce183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73</text:p>
          </table:table-cell>
          <table:table-cell table:style-name="ce186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74</text:p>
          </table:table-cell>
          <table:table-cell table:style-name="ce183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83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75</text:p>
          </table:table-cell>
          <table:table-cell table:style-name="ce186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186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76</text:p>
          </table:table-cell>
          <table:table-cell table:style-name="ce183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77</text:p>
          </table:table-cell>
          <table:table-cell table:style-name="ce186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78</text:p>
          </table:table-cell>
          <table:table-cell table:style-name="ce183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79</text:p>
          </table:table-cell>
          <table:table-cell table:style-name="ce186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81</text:p>
          </table:table-cell>
          <table:table-cell table:style-name="ce183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77" office:value-type="string" calcext:value-type="string">
            <text:p>182</text:p>
          </table:table-cell>
          <table:table-cell table:style-name="ce183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183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/>
          <table:table-cell table:style-name="ce183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/>
          <table:table-cell table:style-name="ce186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83</text:p>
          </table:table-cell>
          <table:table-cell table:style-name="ce183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83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186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84</text:p>
          </table:table-cell>
          <table:table-cell table:style-name="ce183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85</text:p>
          </table:table-cell>
          <table:table-cell table:style-name="ce183"/>
          <table:table-cell table:style-name="ce17" table:content-validation-name="val1"/>
          <table:table-cell table:style-name="ce183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86</text:p>
          </table:table-cell>
          <table:table-cell table:style-name="ce186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87</text:p>
          </table:table-cell>
          <table:table-cell table:style-name="ce183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77" office:value-type="string" calcext:value-type="string">
            <text:p>188</text:p>
          </table:table-cell>
          <table:table-cell table:style-name="ce183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89</text:p>
          </table:table-cell>
          <table:table-cell table:style-name="ce186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90</text:p>
          </table:table-cell>
          <table:table-cell table:style-name="ce183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91</text:p>
          </table:table-cell>
          <table:table-cell table:style-name="ce186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92</text:p>
          </table:table-cell>
          <table:table-cell table:style-name="ce183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78" office:value-type="string" calcext:value-type="string">
            <text:p>193</text:p>
          </table:table-cell>
          <table:table-cell table:style-name="ce186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94</text:p>
          </table:table-cell>
          <table:table-cell table:style-name="ce183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95</text:p>
          </table:table-cell>
          <table:table-cell table:style-name="ce183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96</text:p>
          </table:table-cell>
          <table:table-cell table:style-name="ce186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97</text:p>
          </table:table-cell>
          <table:table-cell table:style-name="ce183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198</text:p>
          </table:table-cell>
          <table:table-cell table:style-name="ce186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199</text:p>
          </table:table-cell>
          <table:table-cell table:style-name="ce183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00</text:p>
          </table:table-cell>
          <table:table-cell table:style-name="ce186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01</text:p>
          </table:table-cell>
          <table:table-cell table:style-name="ce186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02</text:p>
          </table:table-cell>
          <table:table-cell table:style-name="ce183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03</text:p>
          </table:table-cell>
          <table:table-cell table:style-name="ce183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04</text:p>
          </table:table-cell>
          <table:table-cell table:style-name="ce186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05</text:p>
          </table:table-cell>
          <table:table-cell table:style-name="ce183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06</text:p>
          </table:table-cell>
          <table:table-cell table:style-name="ce186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07</text:p>
          </table:table-cell>
          <table:table-cell table:style-name="ce186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08</text:p>
          </table:table-cell>
          <table:table-cell table:style-name="ce186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09</text:p>
          </table:table-cell>
          <table:table-cell table:style-name="ce183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10</text:p>
          </table:table-cell>
          <table:table-cell table:style-name="ce186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11</text:p>
          </table:table-cell>
          <table:table-cell table:style-name="ce183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12</text:p>
          </table:table-cell>
          <table:table-cell table:style-name="ce186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13</text:p>
          </table:table-cell>
          <table:table-cell table:style-name="ce183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14</text:p>
          </table:table-cell>
          <table:table-cell table:style-name="ce186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15</text:p>
          </table:table-cell>
          <table:table-cell table:style-name="ce183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16</text:p>
          </table:table-cell>
          <table:table-cell table:style-name="ce186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17</text:p>
          </table:table-cell>
          <table:table-cell table:style-name="ce186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18</text:p>
          </table:table-cell>
          <table:table-cell table:style-name="ce183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19</text:p>
          </table:table-cell>
          <table:table-cell table:style-name="ce186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20</text:p>
          </table:table-cell>
          <table:table-cell table:style-name="ce183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21</text:p>
          </table:table-cell>
          <table:table-cell table:style-name="ce186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22</text:p>
          </table:table-cell>
          <table:table-cell table:style-name="ce186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23</text:p>
          </table:table-cell>
          <table:table-cell table:style-name="ce186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24</text:p>
          </table:table-cell>
          <table:table-cell table:style-name="ce183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77" office:value-type="string" calcext:value-type="string">
            <text:p>225</text:p>
          </table:table-cell>
          <table:table-cell table:style-name="ce183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26</text:p>
          </table:table-cell>
          <table:table-cell table:style-name="ce186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27</text:p>
          </table:table-cell>
          <table:table-cell table:style-name="ce183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28</text:p>
          </table:table-cell>
          <table:table-cell table:style-name="ce183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29</text:p>
          </table:table-cell>
          <table:table-cell table:style-name="ce186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30</text:p>
          </table:table-cell>
          <table:table-cell table:style-name="ce183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31</text:p>
          </table:table-cell>
          <table:table-cell table:style-name="ce186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32</text:p>
          </table:table-cell>
          <table:table-cell table:style-name="ce183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33</text:p>
          </table:table-cell>
          <table:table-cell table:style-name="ce183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34</text:p>
          </table:table-cell>
          <table:table-cell table:style-name="ce186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35</text:p>
          </table:table-cell>
          <table:table-cell table:style-name="ce186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36</text:p>
          </table:table-cell>
          <table:table-cell table:style-name="ce183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37</text:p>
          </table:table-cell>
          <table:table-cell table:style-name="ce183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38</text:p>
          </table:table-cell>
          <table:table-cell table:style-name="ce183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39</text:p>
          </table:table-cell>
          <table:table-cell table:style-name="ce186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40</text:p>
          </table:table-cell>
          <table:table-cell table:style-name="ce183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41</text:p>
          </table:table-cell>
          <table:table-cell table:style-name="ce186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42</text:p>
          </table:table-cell>
          <table:table-cell table:style-name="ce183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43</text:p>
          </table:table-cell>
          <table:table-cell table:style-name="ce183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44</text:p>
          </table:table-cell>
          <table:table-cell table:style-name="ce186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45</text:p>
          </table:table-cell>
          <table:table-cell table:style-name="ce183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46</text:p>
          </table:table-cell>
          <table:table-cell table:style-name="ce183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47</text:p>
          </table:table-cell>
          <table:table-cell table:style-name="ce186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48</text:p>
          </table:table-cell>
          <table:table-cell table:style-name="ce186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49</text:p>
          </table:table-cell>
          <table:table-cell table:style-name="ce183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50</text:p>
          </table:table-cell>
          <table:table-cell table:style-name="ce186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51</text:p>
          </table:table-cell>
          <table:table-cell table:style-name="ce183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52</text:p>
          </table:table-cell>
          <table:table-cell table:style-name="ce186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53</text:p>
          </table:table-cell>
          <table:table-cell table:style-name="ce183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54</text:p>
          </table:table-cell>
          <table:table-cell table:style-name="ce186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55</text:p>
          </table:table-cell>
          <table:table-cell table:style-name="ce183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56</text:p>
          </table:table-cell>
          <table:table-cell table:style-name="ce183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57</text:p>
          </table:table-cell>
          <table:table-cell table:style-name="ce186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77" office:value-type="string" calcext:value-type="string">
            <text:p>258</text:p>
          </table:table-cell>
          <table:table-cell table:style-name="ce183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59</text:p>
          </table:table-cell>
          <table:table-cell table:style-name="ce183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60</text:p>
          </table:table-cell>
          <table:table-cell table:style-name="ce186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61</text:p>
          </table:table-cell>
          <table:table-cell table:style-name="ce186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62</text:p>
          </table:table-cell>
          <table:table-cell table:style-name="ce183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63</text:p>
          </table:table-cell>
          <table:table-cell table:style-name="ce186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230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64</text:p>
          </table:table-cell>
          <table:table-cell table:style-name="ce186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65</text:p>
          </table:table-cell>
          <table:table-cell table:style-name="ce183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66</text:p>
          </table:table-cell>
          <table:table-cell table:style-name="ce186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67</text:p>
          </table:table-cell>
          <table:table-cell table:style-name="ce183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68</text:p>
          </table:table-cell>
          <table:table-cell table:style-name="ce186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69</text:p>
          </table:table-cell>
          <table:table-cell table:style-name="ce183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70</text:p>
          </table:table-cell>
          <table:table-cell table:style-name="ce186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71</text:p>
          </table:table-cell>
          <table:table-cell table:style-name="ce183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72</text:p>
          </table:table-cell>
          <table:table-cell table:style-name="ce186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73</text:p>
          </table:table-cell>
          <table:table-cell table:style-name="ce183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74</text:p>
          </table:table-cell>
          <table:table-cell table:style-name="ce186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75</text:p>
          </table:table-cell>
          <table:table-cell table:style-name="ce183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76</text:p>
          </table:table-cell>
          <table:table-cell table:style-name="ce183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77</text:p>
          </table:table-cell>
          <table:table-cell table:style-name="ce183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78</text:p>
          </table:table-cell>
          <table:table-cell table:style-name="ce183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0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79</text:p>
          </table:table-cell>
          <table:table-cell table:style-name="ce183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81</text:p>
          </table:table-cell>
          <table:table-cell table:style-name="ce186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82</text:p>
          </table:table-cell>
          <table:table-cell table:style-name="ce183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83</text:p>
          </table:table-cell>
          <table:table-cell table:style-name="ce183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84</text:p>
          </table:table-cell>
          <table:table-cell table:style-name="ce183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85</text:p>
          </table:table-cell>
          <table:table-cell table:style-name="ce186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86</text:p>
          </table:table-cell>
          <table:table-cell table:style-name="ce183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0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87</text:p>
          </table:table-cell>
          <table:table-cell table:style-name="ce186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88</text:p>
          </table:table-cell>
          <table:table-cell table:style-name="ce186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89</text:p>
          </table:table-cell>
          <table:table-cell table:style-name="ce183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0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90</text:p>
          </table:table-cell>
          <table:table-cell table:style-name="ce186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91</text:p>
          </table:table-cell>
          <table:table-cell table:style-name="ce186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92</text:p>
          </table:table-cell>
          <table:table-cell table:style-name="ce183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93</text:p>
          </table:table-cell>
          <table:table-cell table:style-name="ce186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94</text:p>
          </table:table-cell>
          <table:table-cell table:style-name="ce183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0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295</text:p>
          </table:table-cell>
          <table:table-cell table:style-name="ce186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98</text:p>
          </table:table-cell>
          <table:table-cell table:style-name="ce183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299</text:p>
          </table:table-cell>
          <table:table-cell table:style-name="ce183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0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00</text:p>
          </table:table-cell>
          <table:table-cell table:style-name="ce186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9" office:value-type="string" calcext:value-type="string">
            <text:p>HIDE</text:p>
          </table:table-cell>
          <table:table-cell table:style-name="ce183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01</text:p>
          </table:table-cell>
          <table:table-cell table:style-name="ce186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02</text:p>
          </table:table-cell>
          <table:table-cell table:style-name="ce183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03</text:p>
          </table:table-cell>
          <table:table-cell table:style-name="ce186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04</text:p>
          </table:table-cell>
          <table:table-cell table:style-name="ce186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05</text:p>
          </table:table-cell>
          <table:table-cell table:style-name="ce183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06</text:p>
          </table:table-cell>
          <table:table-cell table:style-name="ce183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07</text:p>
          </table:table-cell>
          <table:table-cell table:style-name="ce186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08</text:p>
          </table:table-cell>
          <table:table-cell table:style-name="ce186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09</text:p>
          </table:table-cell>
          <table:table-cell table:style-name="ce183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10</text:p>
          </table:table-cell>
          <table:table-cell table:style-name="ce186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11</text:p>
          </table:table-cell>
          <table:table-cell table:style-name="ce183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12</text:p>
          </table:table-cell>
          <table:table-cell table:style-name="ce186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13</text:p>
          </table:table-cell>
          <table:table-cell table:style-name="ce183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14</text:p>
          </table:table-cell>
          <table:table-cell table:style-name="ce186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15</text:p>
          </table:table-cell>
          <table:table-cell table:style-name="ce186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16</text:p>
          </table:table-cell>
          <table:table-cell table:style-name="ce183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17</text:p>
          </table:table-cell>
          <table:table-cell table:style-name="ce186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18</text:p>
          </table:table-cell>
          <table:table-cell table:style-name="ce183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19</text:p>
          </table:table-cell>
          <table:table-cell table:style-name="ce186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20</text:p>
          </table:table-cell>
          <table:table-cell table:style-name="ce183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21</text:p>
          </table:table-cell>
          <table:table-cell table:style-name="ce186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22</text:p>
          </table:table-cell>
          <table:table-cell table:style-name="ce183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23</text:p>
          </table:table-cell>
          <table:table-cell table:style-name="ce186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24</text:p>
          </table:table-cell>
          <table:table-cell table:style-name="ce183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25</text:p>
          </table:table-cell>
          <table:table-cell table:style-name="ce186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26</text:p>
          </table:table-cell>
          <table:table-cell table:style-name="ce183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27</text:p>
          </table:table-cell>
          <table:table-cell table:style-name="ce186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186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28</text:p>
          </table:table-cell>
          <table:table-cell table:style-name="ce183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83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29</text:p>
          </table:table-cell>
          <table:table-cell table:style-name="ce183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3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30</text:p>
          </table:table-cell>
          <table:table-cell table:style-name="ce186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186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31</text:p>
          </table:table-cell>
          <table:table-cell table:style-name="ce183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83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32</text:p>
          </table:table-cell>
          <table:table-cell table:style-name="ce186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186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33</text:p>
          </table:table-cell>
          <table:table-cell table:style-name="ce183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83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34</text:p>
          </table:table-cell>
          <table:table-cell table:style-name="ce186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6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35</text:p>
          </table:table-cell>
          <table:table-cell table:style-name="ce183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83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36</text:p>
          </table:table-cell>
          <table:table-cell table:style-name="ce186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37</text:p>
          </table:table-cell>
          <table:table-cell table:style-name="ce183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38</text:p>
          </table:table-cell>
          <table:table-cell table:style-name="ce186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186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36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39</text:p>
          </table:table-cell>
          <table:table-cell table:style-name="ce186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40</text:p>
          </table:table-cell>
          <table:table-cell table:style-name="ce183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41</text:p>
          </table:table-cell>
          <table:table-cell table:style-name="ce186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42</text:p>
          </table:table-cell>
          <table:table-cell table:style-name="ce183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43</text:p>
          </table:table-cell>
          <table:table-cell table:style-name="ce186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6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45</text:p>
          </table:table-cell>
          <table:table-cell table:style-name="ce183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/>
          <table:table-cell table:style-name="ce17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46</text:p>
          </table:table-cell>
          <table:table-cell table:style-name="ce183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47</text:p>
          </table:table-cell>
          <table:table-cell table:style-name="ce186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6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48</text:p>
          </table:table-cell>
          <table:table-cell table:style-name="ce183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49</text:p>
          </table:table-cell>
          <table:table-cell table:style-name="ce186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50</text:p>
          </table:table-cell>
          <table:table-cell table:style-name="ce183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51</text:p>
          </table:table-cell>
          <table:table-cell table:style-name="ce186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52</text:p>
          </table:table-cell>
          <table:table-cell table:style-name="ce183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6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53</text:p>
          </table:table-cell>
          <table:table-cell table:style-name="ce186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54</text:p>
          </table:table-cell>
          <table:table-cell table:style-name="ce183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55</text:p>
          </table:table-cell>
          <table:table-cell table:style-name="ce186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56</text:p>
          </table:table-cell>
          <table:table-cell table:style-name="ce183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57</text:p>
          </table:table-cell>
          <table:table-cell table:style-name="ce186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58</text:p>
          </table:table-cell>
          <table:table-cell table:style-name="ce183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6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59</text:p>
          </table:table-cell>
          <table:table-cell table:style-name="ce186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6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60</text:p>
          </table:table-cell>
          <table:table-cell table:style-name="ce186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61</text:p>
          </table:table-cell>
          <table:table-cell table:style-name="ce186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62</text:p>
          </table:table-cell>
          <table:table-cell table:style-name="ce183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63</text:p>
          </table:table-cell>
          <table:table-cell table:style-name="ce183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64</text:p>
          </table:table-cell>
          <table:table-cell table:style-name="ce186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65</text:p>
          </table:table-cell>
          <table:table-cell table:style-name="ce183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66</text:p>
          </table:table-cell>
          <table:table-cell table:style-name="ce186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67</text:p>
          </table:table-cell>
          <table:table-cell table:style-name="ce183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68</text:p>
          </table:table-cell>
          <table:table-cell table:style-name="ce183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69</text:p>
          </table:table-cell>
          <table:table-cell table:style-name="ce186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71</text:p>
          </table:table-cell>
          <table:table-cell table:style-name="ce186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72</text:p>
          </table:table-cell>
          <table:table-cell table:style-name="ce186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73</text:p>
          </table:table-cell>
          <table:table-cell table:style-name="ce186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74</text:p>
          </table:table-cell>
          <table:table-cell table:style-name="ce183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75</text:p>
          </table:table-cell>
          <table:table-cell table:style-name="ce186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76</text:p>
          </table:table-cell>
          <table:table-cell table:style-name="ce183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77</text:p>
          </table:table-cell>
          <table:table-cell table:style-name="ce186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78</text:p>
          </table:table-cell>
          <table:table-cell table:style-name="ce186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79</text:p>
          </table:table-cell>
          <table:table-cell table:style-name="ce183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80</text:p>
          </table:table-cell>
          <table:table-cell table:style-name="ce186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81</text:p>
          </table:table-cell>
          <table:table-cell table:style-name="ce183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3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83</text:p>
          </table:table-cell>
          <table:table-cell table:style-name="ce183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84</text:p>
          </table:table-cell>
          <table:table-cell table:style-name="ce183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85</text:p>
          </table:table-cell>
          <table:table-cell table:style-name="ce186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86</text:p>
          </table:table-cell>
          <table:table-cell table:style-name="ce183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87</text:p>
          </table:table-cell>
          <table:table-cell table:style-name="ce183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88</text:p>
          </table:table-cell>
          <table:table-cell table:style-name="ce186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89</text:p>
          </table:table-cell>
          <table:table-cell table:style-name="ce183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91</text:p>
          </table:table-cell>
          <table:table-cell table:style-name="ce186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3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92</text:p>
          </table:table-cell>
          <table:table-cell table:style-name="ce183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4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186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95</text:p>
          </table:table-cell>
          <table:table-cell table:style-name="ce186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97</text:p>
          </table:table-cell>
          <table:table-cell table:style-name="ce186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399</text:p>
          </table:table-cell>
          <table:table-cell table:style-name="ce186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401</text:p>
          </table:table-cell>
          <table:table-cell table:style-name="ce186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403</text:p>
          </table:table-cell>
          <table:table-cell table:style-name="ce186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405</text:p>
          </table:table-cell>
          <table:table-cell table:style-name="ce186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 office:value-type="string" calcext:value-type="string">
            <text:p>407</text:p>
          </table:table-cell>
          <table:table-cell table:style-name="ce186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7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78"/>
          <table:table-cell table:style-name="ce186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7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6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09</text:p>
          </table:table-cell>
          <table:table-cell table:style-name="ce186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3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4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186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4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14</text:p>
          </table:table-cell>
          <table:table-cell table:style-name="ce186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19</text:p>
          </table:table-cell>
          <table:table-cell table:style-name="ce186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21</text:p>
          </table:table-cell>
          <table:table-cell table:style-name="ce186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22</text:p>
          </table:table-cell>
          <table:table-cell table:style-name="ce186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24</text:p>
          </table:table-cell>
          <table:table-cell table:style-name="ce186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26</text:p>
          </table:table-cell>
          <table:table-cell table:style-name="ce186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29</text:p>
          </table:table-cell>
          <table:table-cell table:style-name="ce186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31</text:p>
          </table:table-cell>
          <table:table-cell table:style-name="ce186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32</text:p>
          </table:table-cell>
          <table:table-cell table:style-name="ce186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38</text:p>
          </table:table-cell>
          <table:table-cell table:style-name="ce186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46</text:p>
          </table:table-cell>
          <table:table-cell table:style-name="ce186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50</text:p>
          </table:table-cell>
          <table:table-cell table:style-name="ce186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52</text:p>
          </table:table-cell>
          <table:table-cell table:style-name="ce186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54</text:p>
          </table:table-cell>
          <table:table-cell table:style-name="ce186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55</text:p>
          </table:table-cell>
          <table:table-cell table:style-name="ce186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57</text:p>
          </table:table-cell>
          <table:table-cell table:style-name="ce186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59</text:p>
          </table:table-cell>
          <table:table-cell table:style-name="ce186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63</text:p>
          </table:table-cell>
          <table:table-cell table:style-name="ce186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67</text:p>
          </table:table-cell>
          <table:table-cell table:style-name="ce186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69</text:p>
          </table:table-cell>
          <table:table-cell table:style-name="ce186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2">||</text:span><text:span text:style-name="T3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83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81</text:p>
          </table:table-cell>
          <table:table-cell table:style-name="ce186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87</text:p>
          </table:table-cell>
          <table:table-cell table:style-name="ce186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4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90</text:p>
          </table:table-cell>
          <table:table-cell table:style-name="ce186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495</text:p>
          </table:table-cell>
          <table:table-cell table:style-name="ce186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4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00</text:p>
          </table:table-cell>
          <table:table-cell table:style-name="ce186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01</text:p>
          </table:table-cell>
          <table:table-cell table:style-name="ce186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04</text:p>
          </table:table-cell>
          <table:table-cell table:style-name="ce186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506</text:p>
          </table:table-cell>
          <table:table-cell table:style-name="ce186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4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3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3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4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517</text:p>
          </table:table-cell>
          <table:table-cell table:style-name="ce197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2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19</text:p>
          </table:table-cell>
          <table:table-cell table:style-name="ce186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2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23</text:p>
          </table:table-cell>
          <table:table-cell table:style-name="ce186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186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527</text:p>
          </table:table-cell>
          <table:table-cell table:style-name="ce186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29</text:p>
          </table:table-cell>
          <table:table-cell table:style-name="ce186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3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3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6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183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183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178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186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34</text:p>
          </table:table-cell>
          <table:table-cell table:style-name="ce186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4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35</text:p>
          </table:table-cell>
          <table:table-cell table:style-name="ce186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2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38</text:p>
          </table:table-cell>
          <table:table-cell table:style-name="ce186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41</text:p>
          </table:table-cell>
          <table:table-cell table:style-name="ce186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3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2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46</text:p>
          </table:table-cell>
          <table:table-cell table:style-name="ce186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47</text:p>
          </table:table-cell>
          <table:table-cell table:style-name="ce186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51</text:p>
          </table:table-cell>
          <table:table-cell table:style-name="ce186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53</text:p>
          </table:table-cell>
          <table:table-cell table:style-name="ce186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63</text:p>
          </table:table-cell>
          <table:table-cell table:style-name="ce186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36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66</text:p>
          </table:table-cell>
          <table:table-cell table:style-name="ce186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71</text:p>
          </table:table-cell>
          <table:table-cell table:style-name="ce186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72</text:p>
          </table:table-cell>
          <table:table-cell table:style-name="ce186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73</text:p>
          </table:table-cell>
          <table:table-cell table:style-name="ce186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01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6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01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01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01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80</text:p>
          </table:table-cell>
          <table:table-cell table:style-name="ce186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81</text:p>
          </table:table-cell>
          <table:table-cell table:style-name="ce186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82</text:p>
          </table:table-cell>
          <table:table-cell table:style-name="ce186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01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85</text:p>
          </table:table-cell>
          <table:table-cell table:style-name="ce186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87</text:p>
          </table:table-cell>
          <table:table-cell table:style-name="ce186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2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01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01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2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01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2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91</text:p>
          </table:table-cell>
          <table:table-cell table:style-name="ce186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2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01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2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93</text:p>
          </table:table-cell>
          <table:table-cell table:style-name="ce186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2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01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2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95</text:p>
          </table:table-cell>
          <table:table-cell table:style-name="ce186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96</text:p>
          </table:table-cell>
          <table:table-cell table:style-name="ce186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01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2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599</text:p>
          </table:table-cell>
          <table:table-cell table:style-name="ce186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00</text:p>
          </table:table-cell>
          <table:table-cell table:style-name="ce186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01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02</text:p>
          </table:table-cell>
          <table:table-cell table:style-name="ce186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01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04</text:p>
          </table:table-cell>
          <table:table-cell table:style-name="ce186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05</text:p>
          </table:table-cell>
          <table:table-cell table:style-name="ce186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06</text:p>
          </table:table-cell>
          <table:table-cell table:style-name="ce186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01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01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09</text:p>
          </table:table-cell>
          <table:table-cell table:style-name="ce186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01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11</text:p>
          </table:table-cell>
          <table:table-cell table:style-name="ce186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612</text:p>
          </table:table-cell>
          <table:table-cell table:style-name="ce186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2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613</text:p>
          </table:table-cell>
          <table:table-cell table:style-name="ce201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2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14</text:p>
          </table:table-cell>
          <table:table-cell table:style-name="ce186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615</text:p>
          </table:table-cell>
          <table:table-cell table:style-name="ce201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3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16</text:p>
          </table:table-cell>
          <table:table-cell table:style-name="ce201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617</text:p>
          </table:table-cell>
          <table:table-cell table:style-name="ce186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2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201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186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01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19</text:p>
          </table:table-cell>
          <table:table-cell table:style-name="ce186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01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21</text:p>
          </table:table-cell>
          <table:table-cell table:style-name="ce186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01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01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01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01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27</text:p>
          </table:table-cell>
          <table:table-cell table:style-name="ce186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01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29</text:p>
          </table:table-cell>
          <table:table-cell table:style-name="ce186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01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31</text:p>
          </table:table-cell>
          <table:table-cell table:style-name="ce186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02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33</text:p>
          </table:table-cell>
          <table:table-cell table:style-name="ce186" office:value-type="string" calcext:value-type="string">
            <text:p>smart-test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smart-test.pl/" xlink:type="simple">http://smart-test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table:style-name="ce201" office:value-type="string" calcext:value-type="string">
            <text:p>slonskyradio.eu###ruchome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lonskyradio.eu/" xlink:type="simple">https://slonskyradio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slonskyradio.eu###n2-ss-4-alig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table:style-name="ce201" office:value-type="string" calcext:value-type="string">
            <text:p>sochaczewianin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ochaczewianin.pl/2020/09/zmiany-w-rokladzie-na-prosbe-pasazerow/" xlink:type="simple">https://sochaczewianin.pl/2020/09/zmiany-w-rokladzie-na-prosbe-pasazerow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36</text:p>
          </table:table-cell>
          <table:table-cell table:style-name="ce186" office:value-type="string" calcext:value-type="string">
            <text:p>||softonet.pl^*^mobik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softonet.pl/publikacje/poradniki/Pizza.Hut.z.opcja.zamawiania.jedzenia.przez.Messengera,1992" xlink:type="simple">https://softonet.pl/publikacje/poradniki/Pizza.Hut.z.opcja.zamawiania.jedzenia.przez.Messengera,1992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table:style-name="ce201" office:value-type="string" calcext:value-type="string">
            <text:p>||speedtest.pl^*^play7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peedtest.pl/" xlink:type="simple">https://www.speedtest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38</text:p>
          </table:table-cell>
          <table:table-cell table:style-name="ce186" office:value-type="string" calcext:value-type="string">
            <text:p>spiz.pl###home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katowice.spiz.pl/index.html" xlink:type="simple">http://katowice.spiz.pl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table:style-name="ce64" office:value-type="string" calcext:value-type="string">
            <text:p>spidersweb.pl##.box-specjaln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pidersweb.pl/rozrywka/" xlink:type="simple">https://www.spidersweb.pl/rozrywka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40</text:p>
          </table:table-cell>
          <table:table-cell table:style-name="ce186" office:value-type="string" calcext:value-type="string">
            <text:p>||spliff.pl^*^sensimilla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spliff.pl/" xlink:type="simple">http://spliff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||spliff.pl^*^ecobison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||spliff.pl^*^DomowaUpraw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table:style-name="ce201" office:value-type="string" calcext:value-type="string">
            <text:p>calc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alc.pl/zdrowie/bmi" xlink:type="simple">https://calc.pl/zdrowie/bmi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42</text:p>
          </table:table-cell>
          <table:table-cell table:style-name="ce186" office:value-type="string" calcext:value-type="string">
            <text:p><text:span text:style-name="T4">procesor.pl</text:span><text:span text:style-name="T5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procesor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643</text:p>
          </table:table-cell>
          <table:table-cell table:style-name="ce201" office:value-type="string" calcext:value-type="string">
            <text:p>dojazd.org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dojazd.org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44</text:p>
          </table:table-cell>
          <table:table-cell table:style-name="ce186" office:value-type="string" calcext:value-type="string">
            <text:p><text:span text:style-name="T4">trasa.info</text:span><text:span text:style-name="T5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trasa.info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645</text:p>
          </table:table-cell>
          <table:table-cell table:style-name="ce201" office:value-type="string" calcext:value-type="string">
            <text:p>odleglosci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odleglosci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46</text:p>
          </table:table-cell>
          <table:table-cell table:style-name="ce186" office:value-type="string" calcext:value-type="string">
            <text:p><text:span text:style-name="T4">wyznaczanie-trasy.pl</text:span><text:span text:style-name="T5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www.wyznaczanie-trasy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647</text:p>
          </table:table-cell>
          <table:table-cell table:style-name="ce201" office:value-type="string" calcext:value-type="string">
            <text:p>docel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ocelu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48</text:p>
          </table:table-cell>
          <table:table-cell table:style-name="ce65" office:value-type="string" calcext:value-type="string">
            <text:p>footroll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footroll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649</text:p>
          </table:table-cell>
          <table:table-cell table:style-name="ce201" office:value-type="string" calcext:value-type="string">
            <text:p>speedwaynew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speedway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50</text:p>
          </table:table-cell>
          <table:table-cell table:style-name="ce186" office:value-type="string" calcext:value-type="string">
            <text:p>||c.spolecznosci.net/f.spolecznosci.net^$image,domain=dlastudent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facet.dlastudenta.pl/artykul/loty-donikad-najnowszy-trend-podrozniczy-w-dobie-pandemii,138877.html" xlink:type="simple">https://facet.dlastudenta.pl/artykul/loty-donikad-najnowszy-trend-podrozniczy-w-dobie-pandemii,138877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dlastudenta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51</text:p>
          </table:table-cell>
          <table:table-cell table:style-name="ce186" office:value-type="string" calcext:value-type="string">
            <text:p>twojememy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s://twojememy.pl/15-zdjec-ktore-mowia-wiecej-niz-tysiac-slow-3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twojem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52</text:p>
          </table:table-cell>
          <table:table-cell table:style-name="ce65" office:value-type="string" calcext:value-type="string">
            <text:p>irs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irss.pl/" xlink:type="simple">https://irs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653</text:p>
          </table:table-cell>
          <table:table-cell table:style-name="ce201" office:value-type="string" calcext:value-type="string">
            <text:p>mapa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apa.info/" xlink:type="simple">https://mapa.inf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54</text:p>
          </table:table-cell>
          <table:table-cell table:style-name="ce65" office:value-type="string" calcext:value-type="string">
            <text:p>czaslot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czaslotu.pl/" xlink:type="simple">https://czaslotu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655</text:p>
          </table:table-cell>
          <table:table-cell table:style-name="ce65" office:value-type="string" calcext:value-type="string">
            <text:p>rozmiar.com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rozmiar.com/" xlink:type="simple">https://www.rozmiar.com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56</text:p>
          </table:table-cell>
          <table:table-cell table:style-name="ce65" office:value-type="string" calcext:value-type="string">
            <text:p>dobak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www.dobaku.pl/wirtualny-alkomat" xlink:type="simple">https://www.dobaku.pl/wirtualny-alkomat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57</text:p>
          </table:table-cell>
          <table:table-cell table:style-name="ce186" office:value-type="string" calcext:value-type="string">
            <text:p>antyaut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antyauto.pl/" xlink:type="simple">https://antyauto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201" office:value-type="string" calcext:value-type="string">
            <text:p>antyaut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58</text:p>
          </table:table-cell>
          <table:table-cell table:style-name="ce201" office:value-type="string" calcext:value-type="string">
            <text:p>miumag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iumag.pl/" xlink:type="simple">https://miumag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59</text:p>
          </table:table-cell>
          <table:table-cell table:style-name="ce186" office:value-type="string" calcext:value-type="string">
            <text:p>naseri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www.naserio.pl/cudem-uszedl-zyciem-nadmiernym-spozywaniu-energetykow-zobacz-ta-tragedia-wplynela-codziennosc-tej-rodziny/" xlink:type="simple">http://www.naserio.pl/cudem-uszedl-zyciem-nadmiernym-spozywaniu-energetykow-zobacz-ta-tragedia-wplynela-codziennosc-tej-rodziny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naseri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60</text:p>
          </table:table-cell>
          <table:table-cell table:style-name="ce65" office:value-type="string" calcext:value-type="string">
            <text:p>praktycznepodroze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praktycznepodroze.pl/" xlink:type="simple">https://praktycznepodroz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61</text:p>
          </table:table-cell>
          <table:table-cell table:style-name="ce201" office:value-type="string" calcext:value-type="string">
            <text:p>^ad^$domain=sportowepodhal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portowepodhale.pl/" xlink:type="simple">https://sportowepodhal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62</text:p>
          </table:table-cell>
          <table:table-cell table:style-name="ce186" office:value-type="string" calcext:value-type="string">
            <text:p>sportrelacje.pl##.card.my-4 img[src^="<text:a xlink:href="https://i.imgur.com/" xlink:type="simple">https://i.imgur.com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www.sportrelacje.pl/na-zywo/83ed0bd8fe491/lincoln-liverpool" xlink:type="simple">https://www.sportrelacje.pl/na-zywo/83ed0bd8fe491/lincoln-liverpoo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63</text:p>
          </table:table-cell>
          <table:table-cell table:style-name="ce201" office:value-type="string" calcext:value-type="string">
            <text:p>pieniny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pieniny24.pl/" xlink:type="simple">https://pieniny24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pieniny24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2" office:value-type="string" calcext:value-type="string">
            <text:p>^ad^$domain=pienin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64</text:p>
          </table:table-cell>
          <table:table-cell table:style-name="ce186" office:value-type="string" calcext:value-type="string">
            <text:p>spotradomsk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spotradomsko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65</text:p>
          </table:table-cell>
          <table:table-cell table:style-name="ce201" office:value-type="string" calcext:value-type="string">
            <text:p>||spottedskarzysko.pl^*^rabato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spottedskarzysk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||spottedskarzysko.pl^*^sajgon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||spottedskarzysko.pl^*^szmarag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||spottedskarzysko.pl^*^swiat_roboty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||spottedskarzysko.pl^*^planetadziecka7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||spottedskarzysko.pl^*^ckziu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||spottedskarzysko.pl^*^bw_pazdziernik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spottedskarzysko.pl###BoxCol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spottedskarzysko.pl###BoxCol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66</text:p>
          </table:table-cell>
          <table:table-cell table:style-name="ce186" office:value-type="string" calcext:value-type="string">
            <text:p>stacja-tluszcz.pl###text-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http://stacja-tluszcz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67</text:p>
          </table:table-cell>
          <table:table-cell table:style-name="ce201" office:value-type="string" calcext:value-type="string">
            <text:p>stalenierdzewne.pl##.banner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stalenierdzew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68</text:p>
          </table:table-cell>
          <table:table-cell table:style-name="ce186" office:value-type="string" calcext:value-type="string">
            <text:p>||stoczniowcy.pl^*^jd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www.stoczniowcy.pl/index.php" xlink:type="simple">https://www.stoczniowcy.pl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69</text:p>
          </table:table-cell>
          <table:table-cell table:style-name="ce201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stomil.olsztyn.pl/" xlink:type="simple">http://stomil.olsztyn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70</text:p>
          </table:table-cell>
          <table:table-cell table:style-name="ce186" office:value-type="string" calcext:value-type="string">
            <text:p>dwadozera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dwadozera.pl/" xlink:type="simple">http://dwadozera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71</text:p>
          </table:table-cell>
          <table:table-cell table:style-name="ce201" office:value-type="string" calcext:value-type="string">
            <text:p>stopnadwadze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opnadwadze.pl/" xlink:type="simple">https://stopnadwad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72</text:p>
          </table:table-cell>
          <table:table-cell table:style-name="ce186" office:value-type="string" calcext:value-type="string">
            <text:p>||strajk.eu^*^strajk-324x320-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strajk.eu/" xlink:type="simple">https://strajk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73</text:p>
          </table:table-cell>
          <table:table-cell table:style-name="ce216" office:value-type="string" calcext:value-type="string">
            <text:p>sulecin24.pl##.td-rec-spot img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266" office:value-type="string" calcext:value-type="string">
            <text:p><text:a xlink:href="https://sulecin24.pl/" xlink:type="simple">https://sulecin24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6" office:value-type="string" calcext:value-type="string">
            <text:p>commiting again after sorting ELP</text:p>
          </table:table-cell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1" office:value-type="string" calcext:value-type="string">
            <text:p>sulecin24.pl##.td_rec &gt; .td_mod_wrap &gt; img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/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-baner-$domain=sulecin24.pl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75</text:p>
          </table:table-cell>
          <table:table-cell table:style-name="ce11" office:value-type="string" calcext:value-type="string">
            <text:p>super-warez.eu##.h_banner-block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://super-warez.eu/" xlink:type="simple">http://super-warez.eu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^banner_$domain=super-warez.eu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76</text:p>
          </table:table-cell>
          <table:table-cell table:style-name="ce11" office:value-type="string" calcext:value-type="string">
            <text:p>swiatdronow.pl##a[onclick^="ga('send'"]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://www.swiatdronow.pl/" xlink:type="simple">http://www.swiatdronow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swiatdronow.pl###custom_html-2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77</text:p>
          </table:table-cell>
          <table:table-cell table:style-name="ce11" office:value-type="string" calcext:value-type="string">
            <text:p>swiatmotocykli.pl##div[class^="g-single a-"]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s://swiatmotocykli.pl/" xlink:type="simple">https://swiatmotocykli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78</text:p>
          </table:table-cell>
          <table:table-cell table:style-name="ce216" office:value-type="string" calcext:value-type="string">
            <text:p>||systemyplatnosci.com^*^hotpay_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 office:value-type="string" calcext:value-type="string">
            <text:p><text:a xlink:href="https://systemyplatnosci.com/" xlink:type="simple">https://systemyplatnosci.com/</text:a></text:p>
          </table:table-cell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1" office:value-type="string" calcext:value-type="string">
            <text:p>||systemyplatnosci.com^*^fundacja_zoodoptuj.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11"/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79</text:p>
          </table:table-cell>
          <table:table-cell table:style-name="ce201" office:value-type="string" calcext:value-type="string">
            <text:p>swoszowice.org.pl##a[href^="https://carline.com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woszowice.org.pl/" xlink:type="simple">https://swoszowice.org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swoszowice.org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swoszowice.org.pl##a[href^="http://www.unison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swoszowice.org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80</text:p>
          </table:table-cell>
          <table:table-cell table:style-name="ce186" office:value-type="string" calcext:value-type="string">
            <text:p>szukam-ksiazki.pl##.box_width_left &gt; tbody &gt; tr:nth-child(3)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szukam-ksiazki.pl/" xlink:type="simple">http://szukam-ksiazki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||szukam-ksiazki.pl/marbet_hurtow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||szukam-ksiazki.pl^*^havan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81</text:p>
          </table:table-cell>
          <table:table-cell table:style-name="ce186" office:value-type="string" calcext:value-type="string">
            <text:p>szydlowiecki.eu##div[id^="bills_in_rotation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szydlowiecki.eu/" xlink:type="simple">https://szydlowiecki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82</text:p>
          </table:table-cell>
          <table:table-cell table:style-name="ce201" office:value-type="string" calcext:value-type="string">
            <text:p>techmaniachd.pl###HTM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techmaniachd.pl/" xlink:type="simple">http://www.techmaniachd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83</text:p>
          </table:table-cell>
          <table:table-cell table:style-name="ce186" office:value-type="string" calcext:value-type="string">
            <text:p>radiogol.pl##a[href^="https://www.iparts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radiogol.pl/" xlink:type="simple">http://radiogol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radiogol.pl##a[href^="https://www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radiogol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84</text:p>
          </table:table-cell>
          <table:table-cell table:style-name="ce201" office:value-type="string" calcext:value-type="string">
            <text:p>telewizor.eu###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telewizor.eu/" xlink:type="simple">http://telewizor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85</text:p>
          </table:table-cell>
          <table:table-cell table:style-name="ce186" office:value-type="string" calcext:value-type="string">
            <text:p>||alicdn.com^$image,domain=telchi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telchina.pl/microwear-h8-niezbedne-urzadzenie-na-plenerowy-t38996.html" xlink:type="simple">https://telchina.pl/microwear-h8-niezbedne-urzadzenie-na-plenerowy-t38996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86</text:p>
          </table:table-cell>
          <table:table-cell table:style-name="ce201" office:value-type="string" calcext:value-type="string">
            <text:p>techpolska.pl##a[href^="<text:a xlink:href="https://www.ceneo.pl/" xlink:type="simple">https://www.ceneo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chpolska.pl/recenzja-zestawu-x8100-i-myszy-gamingowej-v240-od-rapoo/" xlink:type="simple">https://techpolska.pl/recenzja-zestawu-x8100-i-myszy-gamingowej-v240-od-rapoo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87</text:p>
          </table:table-cell>
          <table:table-cell table:style-name="ce186" office:value-type="string" calcext:value-type="string">
            <text:p>telewizjaleszno.pl###vlog-module-0-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telewizjaleszno.pl/" xlink:type="simple">http://telewizjaleszn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88</text:p>
          </table:table-cell>
          <table:table-cell table:style-name="ce201" office:value-type="string" calcext:value-type="string">
            <text:p>telko.in##.custom-html p &gt; script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telko.in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89</text:p>
          </table:table-cell>
          <table:table-cell table:style-name="ce186" office:value-type="string" calcext:value-type="string">
            <text:p>teraz-wilanow.pl##div[id^="rev_slider_2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teraz-wilanow.pl/" xlink:type="simple">http://teraz-wilanow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teraz-wilanow.pl##div[id^="rev_slider_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90</text:p>
          </table:table-cell>
          <table:table-cell table:style-name="ce186" office:value-type="string" calcext:value-type="string">
            <text:p>terazgab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terazgabin.pl/pl/" xlink:type="simple">https://terazgabin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91</text:p>
          </table:table-cell>
          <table:table-cell table:style-name="ce67" office:value-type="string" calcext:value-type="string">
            <text:p>terazgostyn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razgostynin.pl/pl/" xlink:type="simple">https://terazgostynin.pl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92</text:p>
          </table:table-cell>
          <table:table-cell table:style-name="ce186" office:value-type="string" calcext:value-type="string">
            <text:p>terazlipn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terazlipno.pl/pl/" xlink:type="simple">https://terazlipno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93</text:p>
          </table:table-cell>
          <table:table-cell table:style-name="ce201" office:value-type="string" calcext:value-type="string">
            <text:p>tinypic.pl##a[href^="<text:a xlink:href="http://www.likeplus.eu/" xlink:type="simple">http://www.likeplus.eu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inypic.pl/" xlink:type="simple">https://tinypic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94</text:p>
          </table:table-cell>
          <table:table-cell table:style-name="ce186" office:value-type="string" calcext:value-type="string">
            <text:p>||emisja.contentstream.pl^$script,domain=tojuzby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tojuzbylo.pl/wiadomosc/bitwa-o-borujsk-ostatnia-szarza-polskiej-kawalerii" xlink:type="simple">https://tojuzbylo.pl/wiadomosc/bitwa-o-borujsk-ostatnia-szarza-polskiej-kawalerii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95</text:p>
          </table:table-cell>
          <table:table-cell table:style-name="ce201" office:value-type="string" calcext:value-type="string">
            <text:p>||emisja.contentstream.pl^$script,domain=zmianysolar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zmianysolarne.pl/wiadomosc/mozliwy-wzrost-aktywnosci-slonecznej-pojawiaja-sie-nowe-aktywne-regiony" xlink:type="simple">http://zmianysolarne.pl/wiadomosc/mozliwy-wzrost-aktywnosci-slonecznej-pojawiaja-sie-nowe-aktywne-regiony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96</text:p>
          </table:table-cell>
          <table:table-cell table:style-name="ce186" office:value-type="string" calcext:value-type="string">
            <text:p>||emisja.contentstream.pl^$script,domain=tylkonau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tylkonauka.pl/wiadomosc/futurolog-przewiduje-ze-do-2050-roku-ludzie-beda-mogli-porzucac-swoje-ciala-i-przenosic" xlink:type="simple">https://tylkonauka.pl/wiadomosc/futurolog-przewiduje-ze-do-2050-roku-ludzie-beda-mogli-porzucac-swoje-ciala-i-przenosic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97</text:p>
          </table:table-cell>
          <table:table-cell table:style-name="ce201" office:value-type="string" calcext:value-type="string">
            <text:p><text:span text:style-name="T6">||emisja.contentstream.pl^$script,domain=innemedium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innemedium.pl/wiadomosc/czy-titanic-mogl-zatonac-z-powodu-zorzy-polarnej" xlink:type="simple">https://innemedium.pl/wiadomosc/czy-titanic-mogl-zatonac-z-powodu-zorzy-polarnej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698</text:p>
          </table:table-cell>
          <table:table-cell table:style-name="ce186" office:value-type="string" calcext:value-type="string">
            <text:p>||emisja.contentstream.pl^$script,domain=jejporta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jejportal.pl/wiadomosc/co-jesc-sniadanie-aby-nie-przytyc" xlink:type="simple">https://jejportal.pl/wiadomosc/co-jesc-sniadanie-aby-nie-przytyc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699</text:p>
          </table:table-cell>
          <table:table-cell table:style-name="ce201" office:value-type="string" calcext:value-type="string">
            <text:p>||emisja.contentstream.pl^$script,domain=tylkomedycy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tylkomedycyna.pl/wiadomosc/naukowcy-znalezli-zwiazek-miedzy-otyloscia-slabym-wechem-0" xlink:type="simple">https://tylkomedycyna.pl/wiadomosc/naukowcy-znalezli-zwiazek-miedzy-otyloscia-slabym-wechem-0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700</text:p>
          </table:table-cell>
          <table:table-cell table:style-name="ce186" office:value-type="string" calcext:value-type="string">
            <text:p><text:span text:style-name="T7">||emisja.contentstream.pl^$script,domain=tylkoastronomia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tylkoastronomia.pl/wiadomosc/sensacja-astronomiczna-odkryto-nieznane-dotychczas-obiekty-w-ukladzie-slonecznym" xlink:type="simple">https://tylkoastronomia.pl/wiadomosc/sensacja-astronomiczna-odkryto-nieznane-dotychczas-obiekty-w-ukladzie-slonecznym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701</text:p>
          </table:table-cell>
          <table:table-cell table:style-name="ce201" office:value-type="string" calcext:value-type="string">
            <text:p>||emisja.contentstream.pl^$script,domain=zmianynaziem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mianynaziemi.pl/" xlink:type="simple">https://zmianynaziemi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702</text:p>
          </table:table-cell>
          <table:table-cell table:style-name="ce186" office:value-type="string" calcext:value-type="string">
            <text:p>||emisja.contentstream.pl^$script,domain=tylkoprzyrod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tylkoprzyroda.pl/wiadomosc/potomstwo-zmodyfikowanych-genetycznie-gasienic-ulegnie-samozniszczeniu" xlink:type="simple">http://tylkoprzyroda.pl/wiadomosc/potomstwo-zmodyfikowanych-genetycznie-gasienic-ulegnie-samozniszczeniu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703</text:p>
          </table:table-cell>
          <table:table-cell table:style-name="ce201" office:value-type="string" calcext:value-type="string">
            <text:p>||emisja.contentstream.pl^$script,domain=superdan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uperdania.pl/wiadomosc/gotowy-zestaw-sushi-alternatywny-fastfood" xlink:type="simple">https://superdania.pl/wiadomosc/gotowy-zestaw-sushi-alternatywny-fastfood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704</text:p>
          </table:table-cell>
          <table:table-cell table:style-name="ce186" office:value-type="string" calcext:value-type="string">
            <text:p>infomare.pl###banerani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www.infomare.pl/" xlink:type="simple">https://www.infomar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infomare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705</text:p>
          </table:table-cell>
          <table:table-cell table:style-name="ce186" office:value-type="string" calcext:value-type="string">
            <text:p>transinfo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transinfo.pl/" xlink:type="simple">http://transinfo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706</text:p>
          </table:table-cell>
          <table:table-cell table:style-name="ce201" office:value-type="string" calcext:value-type="string">
            <text:p>treningbiegacza.pl##.td-a-rec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reningbiegacza.pl/" xlink:type="simple">https://treningbiegacza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707</text:p>
          </table:table-cell>
          <table:table-cell table:style-name="ce186" office:value-type="string" calcext:value-type="string">
            <text:p>tsl-biznes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www.tsl-biznes.pl/" xlink:type="simple">https://www.tsl-biznes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708</text:p>
          </table:table-cell>
          <table:table-cell table:style-name="ce201" office:value-type="string" calcext:value-type="string">
            <text:p>trybawaryjny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rybawaryjny.pl/" xlink:type="simple">https://trybawaryjny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trybawaryjny.pl###text-16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trybawaryjny.pl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709</text:p>
          </table:table-cell>
          <table:table-cell table:style-name="ce202" office:value-type="string" calcext:value-type="string">
            <text:p>||tucholanin.pl^*_Tuchmet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www.tucholanin.pl/aktualnosci/cekcyn/postaw-na-rozwoj-i-wybierz-studia-z-przyszloscia" xlink:type="simple">http://www.tucholanin.pl/aktualnosci/cekcyn/postaw-na-rozwoj-i-wybierz-studia-z-przyszloscia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710</text:p>
          </table:table-cell>
          <table:table-cell table:style-name="ce201" office:value-type="string" calcext:value-type="string">
            <text:p>tv.pl##.middle-salesmedi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tv.pl/" xlink:type="simple">https://www.tv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711</text:p>
          </table:table-cell>
          <table:table-cell table:style-name="ce186" office:value-type="string" calcext:value-type="string">
            <text:p>^therapy.$domain=tvklodz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://www.tvklodzka.pl/" xlink:type="simple">http://www.tvklodzka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 office:value-type="string" calcext:value-type="string">
            <text:p>712</text:p>
          </table:table-cell>
          <table:table-cell table:style-name="ce201" office:value-type="string" calcext:value-type="string">
            <text:p>tvnakarte.eu###jm-right .custo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vnakarte.eu/index.php/aktualnosci/83-iti-neovision-zmiana-nazwy-na-canal-polska-s-a" xlink:type="simple">https://tvnakarte.eu/index.php/aktualnosci/83-iti-neovision-zmiana-nazwy-na-canal-polska-s-a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718</text:p>
          </table:table-cell>
          <table:table-cell table:style-name="ce201" office:value-type="string" calcext:value-type="string">
            <text:p>sulecin24.pl##.td-rec-spot img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sulecin24.pl/" xlink:type="simple">https://sulecin24.pl/</text:a></text:p>
          </table:table-cell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sulecin24.pl##.td_rec &gt; .td_mod_wrap &gt; img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6"/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-baner-$domain=sulecin24.pl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719</text:p>
          </table:table-cell>
          <table:table-cell table:style-name="ce186" office:value-type="string" calcext:value-type="string">
            <text:p>super-warez.eu##.h_banner-block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super-warez.eu/" xlink:type="simple">http://super-warez.eu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^banner_$domain=super-warez.eu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720</text:p>
          </table:table-cell>
          <table:table-cell table:style-name="ce186" office:value-type="string" calcext:value-type="string">
            <text:p>swiatdronow.pl##a[onclick^="ga('send'"]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://www.swiatdronow.pl/" xlink:type="simple">http://www.swiatdronow.pl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/>
          <table:table-cell table:style-name="ce201" office:value-type="string" calcext:value-type="string">
            <text:p>swiatdronow.pl###custom_html-2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 office:value-type="string" calcext:value-type="string">
            <text:p>721</text:p>
          </table:table-cell>
          <table:table-cell table:style-name="ce186" office:value-type="string" calcext:value-type="string">
            <text:p>swiatmotocykli.pl##div[class^="g-single a-"]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6" office:value-type="string" calcext:value-type="string">
            <text:p><text:a xlink:href="https://swiatmotocykli.pl/" xlink:type="simple">https://swiatmotocykli.pl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722</text:p>
          </table:table-cell>
          <table:table-cell table:style-name="ce201" office:value-type="string" calcext:value-type="string">
            <text:p>||systemyplatnosci.com^*^hotpay_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systemyplatnosci.com/" xlink:type="simple">https://systemyplatnosci.com/</text:a></text:p>
          </table:table-cell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6"/>
          <table:table-cell table:number-columns-repeated="1016"/>
        </table:table-row>
        <table:table-row table:style-name="ro1">
          <table:table-cell table:style-name="ce178"/>
          <table:table-cell table:style-name="ce186" office:value-type="string" calcext:value-type="string">
            <text:p>||systemyplatnosci.com^*^fundacja_zoodoptuj.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186"/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3"/>
          <table:table-cell table:number-columns-repeated="1016"/>
        </table:table-row>
        <table:table-row table:style-name="ro1">
          <table:table-cell office:value-type="string" calcext:value-type="string">
            <text:p>723</text:p>
          </table:table-cell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kb.pl/porady/jak-odpowietrzyc-kaloryfer-lub-grzejnik-w-5-krokach/" xlink:type="simple">https://kb.pl/porady/jak-odpowietrzyc-kaloryfer-lub-grzejnik-w-5-krokach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 office:value-type="string" calcext:value-type="string">
            <text:p>724</text:p>
          </table:table-cell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 office:value-type="string" calcext:value-type="string">
            <text:p><text:a xlink:href="https://ekstraklasatrolls.pl/fatalne-zachowanie-kepy-co-on-zrobil-wideo/?fbclid=IwAR0p0udqVHKductFXXGV_eE6CRO0qx52e6ikJ5Miud6K0GE6NNUgxgNTAug" xlink:type="simple">https://ekstraklasatrolls.pl/fatalne-zachowanie-kepy-co-on-zrobil-wideo/?fbclid=IwAR0p0udqVHKductFXXGV_eE6CRO0qx52e6ikJ5Miud6K0GE6NNUgxgNTAug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1">
          <table:table-cell/>
          <table:table-cell table:style-name="ce201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78"/>
          <table:table-cell table:style-name="ce186"/>
          <table:table-cell table:style-name="ce18" table:content-validation-name="val1" office:value-type="string" calcext:value-type="string">
            <text:p>BLOCK</text:p>
          </table:table-cell>
          <table:table-cell table:style-name="ce186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6"/>
          <table:table-cell table:number-columns-repeated="1016"/>
        </table:table-row>
        <table:table-row table:style-name="ro2" table:number-rows-repeated="10473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1171:filters.C1048576 filters.C895:filters.C1160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1171:filters.E1048576 filters.E893:filters.E1160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 filters.D1100:filters.D1100 filters.D1102:filters.D1102 filters.D1104:filters.D1104 filters.D1106:filters.D1106 filters.D1108:filters.D1108 filters.D1110:filters.D1110 filters.D1112:filters.D1112 filters.D1114:filters.D1114 filters.D1116:filters.D1116 filters.D1118:filters.D1119 filters.D1122:filters.D1122 filters.D1124:filters.D1124 filters.D1126:filters.D1126 filters.D1128:filters.D1128 filters.D1130:filters.D1130 filters.D1132:filters.D1132 filters.D1134:filters.D1134 filters.D1136:filters.D1136 filters.D1138:filters.D1138 filters.D1140:filters.D1140 filters.D1142:filters.D1142 filters.D1144:filters.D1144 filters.D1146:filters.D1146 filters.D1148:filters.D1148 filters.D1150:filters.D1150 filters.D1152:filters.D1152 filters.D1154:filters.D1154 filters.D1156:filters.D1156 filters.D1158:filters.D1158 filters.D1160:filters.D1160 filters.D1171:filters.D1171 filters.D1173:filters.D1173 filters.D1175:filters.D1175 filters.D1177:filters.D1177 filters.D1179:filters.D1179 filters.D1181:filters.D1181 filters.D1183:filters.D1183 filters.D1185:filters.D1185 filters.D1187:filters.D1187 filters.D1189:filters.D1189 filters.D1191:filters.D1191 filters.D1193:filters.D1193 filters.D1195:filters.D1195 filters.D1197:filters.D1197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1171:filters.E1198 filters.E944:filters.E1160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  <calcext:conditional-format calcext:target-range-address="filters.E1161:filters.E1170">
            <calcext:condition calcext:apply-style-name="Good" calcext:value="=&quot;yes&quot;" calcext:base-cell-address="filters.E1161"/>
            <calcext:condition calcext:apply-style-name="Bad" calcext:value="=&quot;no&quot;" calcext:base-cell-address="filters.E1161"/>
            <calcext:condition calcext:apply-style-name="Accent 2" calcext:value="=&quot;revert&quot;" calcext:base-cell-address="filters.E1161"/>
          </calcext:conditional-format>
          <calcext:conditional-format calcext:target-range-address="filters.E1161:filters.E1170">
            <calcext:condition calcext:apply-style-name="Good" calcext:value="=&quot;yes&quot;" calcext:base-cell-address="filters.E1161"/>
            <calcext:condition calcext:apply-style-name="Bad" calcext:value="=&quot;no&quot;" calcext:base-cell-address="filters.E1161"/>
            <calcext:condition calcext:apply-style-name="Accent 2" calcext:value="=&quot;revert&quot;" calcext:base-cell-address="filters.E1161"/>
          </calcext:conditional-format>
          <calcext:conditional-format calcext:target-range-address="filters.C1161:filters.C1170">
            <calcext:condition calcext:apply-style-name="Neutral" calcext:value="=&quot;HIDE&quot;" calcext:base-cell-address="filters.C1161"/>
            <calcext:condition calcext:apply-style-name="Good" calcext:value="=&quot;BLOCK&quot;" calcext:base-cell-address="filters.C1161"/>
          </calcext:conditional-format>
          <calcext:conditional-format calcext:target-range-address="filters.D1161:filters.D1161 filters.D1163:filters.D1163 filters.D1165:filters.D1165 filters.D1167:filters.D1167 filters.D1169:filters.D1169">
            <calcext:condition calcext:apply-style-name="Error" calcext:value="=&quot;easylist&quot;" calcext:base-cell-address="filters.D1161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35"/>
        <table:table-row table:style-name="ro4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4" table:number-rows-repeated="10483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-check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ce308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172" office:value-type="string" calcext:value-type="string">
            <text:p>No</text:p>
          </table:table-cell>
          <table:table-cell table:style-name="ce172" office:value-type="string" calcext:value-type="string">
            <text:p>Link</text:p>
          </table:table-cell>
          <table:table-cell table:style-name="ce301" office:value-type="string" calcext:value-type="string">
            <text:p>Level</text:p>
          </table:table-cell>
          <table:table-cell table:style-name="ce172" office:value-type="string" calcext:value-type="string">
            <text:p>Comment</text:p>
          </table:table-cell>
          <table:table-cell table:style-name="ce258" office:value-type="string" calcext:value-type="string">
            <text:p>Check</text:p>
          </table:table-cell>
          <table:table-cell table:style-name="ce273" office:value-type="string" calcext:value-type="string">
            <text:p>Notes</text:p>
          </table:table-cell>
          <table:table-cell table:style-name="ce288" office:value-type="string" calcext:value-type="string">
            <text:p>EL</text:p>
          </table:table-cell>
          <table:table-cell table:style-name="ce172" office:value-type="string" calcext:value-type="string">
            <text:p>AntiCV</text:p>
          </table:table-cell>
        </table:table-row>
        <table:table-row table:style-name="ro1">
          <table:table-cell table:style-name="ce177"/>
          <table:table-cell table:style-name="ce183" office:value-type="string" calcext:value-type="string">
            <text:p>https://evertiq.com</text:p>
          </table:table-cell>
          <table:table-cell table:style-name="ce302" office:value-type="float" office:value="2" calcext:value-type="float">
            <text:p>2.00</text:p>
          </table:table-cell>
          <table:table-cell table:style-name="ce230" office:value-type="string" calcext:value-type="string">
            <text:p>not EL Polish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 office:value-type="string" calcext:value-type="string">
            <text:p>X</text:p>
          </table:table-cell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s://evertiq.se</text:p>
          </table:table-cell>
          <table:table-cell table:style-name="ce303" office:value-type="float" office:value="2" calcext:value-type="float">
            <text:p>2.00</text:p>
          </table:table-cell>
          <table:table-cell table:style-name="ce186" office:value-type="string" calcext:value-type="string">
            <text:p>not EL Polish</text:p>
          </table:table-cell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 office:value-type="string" calcext:value-type="string">
            <text:p>X</text:p>
          </table:table-cell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s://evertiq.de</text:p>
          </table:table-cell>
          <table:table-cell table:style-name="ce305" office:value-type="float" office:value="2" calcext:value-type="float">
            <text:p>2.00</text:p>
          </table:table-cell>
          <table:table-cell table:style-name="ce230" office:value-type="string" calcext:value-type="string">
            <text:p>not EL Polish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 office:value-type="string" calcext:value-type="string">
            <text:p>X</text:p>
          </table:table-cell>
          <table:table-cell table:style-name="ce183"/>
        </table:table-row>
        <table:table-row table:style-name="ro1">
          <table:table-cell table:style-name="ce178"/>
          <table:table-cell table:style-name="ce244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186" office:value-type="string" calcext:value-type="string">
            <text:p>to search</text:p>
          </table:table-cell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300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183" office:value-type="string" calcext:value-type="string">
            <text:p>to search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s://materialybudowlane.info.pl/pl/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://mazury.inf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s://kryptowaluty.info.pl/konferencja-infoshare-13-14-maja-w-gdansku/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s://mieszkaniec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://mierzyn24.pl/news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s://www.motocykle125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://przedsiebiorcy.eu/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s://porozmawiajmy.tv/staroslowianska-wiedza-wielkiej-tradycji-polnocy-grzegorz-skura/</text:p>
          </table:table-cell>
          <table:table-cell table:style-name="ce305" office:value-type="float" office:value="2" calcext:value-type="float">
            <text:p>2.0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://podrogach.pl/test-opon-letnich-215-55-r17-gtu-2020/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://polskaizbabranzypogrzebowej.pl</text:p>
          </table:table-cell>
          <table:table-cell table:style-name="ce305" office:value-type="float" office:value="1" calcext:value-type="float">
            <text:p>1.0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://polnocna.tv</text:p>
          </table:table-cell>
          <table:table-cell table:style-name="ce305" office:value-type="float" office:value="1.5" calcext:value-type="float">
            <text:p>1.5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s://www.polonia-peterborough.uk</text:p>
          </table:table-cell>
          <table:table-cell table:style-name="ce305" office:value-type="float" office:value="2" calcext:value-type="float">
            <text:p>2.0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s://www.radiozw.com.pl/gosciem-radia-zw-byl-wlodzimierz-stochnialek-soltys-strojca-gm-praszka/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://strims.world/CuprumLubinCzarniRadom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183" office:value-type="string" calcext:value-type="string">
            <text:p>?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://nanarty.info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s://naszafloryd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s://naszabramow.pl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://www.abc-dachy.pl/index2.php?site=publikacje&amp;dzial=Folie%20dachowe&amp;baza=folie</text:p>
          </table:table-cell>
          <table:table-cell table:style-name="ce305" office:value-type="float" office:value="2" calcext:value-type="float">
            <text:p>2.0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 office:value-type="string" calcext:value-type="string">
            <text:p>X</text:p>
          </table:table-cell>
          <table:table-cell table:style-name="ce186" office:value-type="string" calcext:value-type="string">
            <text:p>https://abcvideo.cc/epl8j5wrzp43</text:p>
          </table:table-cell>
          <table:table-cell table:style-name="ce305" office:value-type="float" office:value="3" calcext:value-type="float">
            <text:p>3.00</text:p>
          </table:table-cell>
          <table:table-cell table:style-name="ce186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://kronikamontrealska.com/</text:p>
          </table:table-cell>
          <table:table-cell table:style-name="ce305" office:value-type="float" office:value="2" calcext:value-type="float">
            <text:p>2.0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lubanski.eu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s://sportprojekt.info</text:p>
          </table:table-cell>
          <table:table-cell table:style-name="ce305" office:value-type="float" office:value="1.5" calcext:value-type="float">
            <text:p>1.5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://irenakuczynska.pl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s://e-pingpong.pl</text:p>
          </table:table-cell>
          <table:table-cell table:style-name="ce305" office:value-type="float" office:value="2" calcext:value-type="float">
            <text:p>2.0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s://hdtvpolsk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://www.infokrakow24.pl</text:p>
          </table:table-cell>
          <table:table-cell table:style-name="ce305" office:value-type="float" office:value="1.5" calcext:value-type="float">
            <text:p>1.5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s://infobusk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://gizycko.info.pl/</text:p>
          </table:table-cell>
          <table:table-cell table:style-name="ce305" office:value-type="float" office:value="1.5" calcext:value-type="float">
            <text:p>1.5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://kobietaigolf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s://twojrad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s://pultusk24.pl</text:p>
          </table:table-cell>
          <table:table-cell table:style-name="ce305" office:value-type="float" office:value="2" calcext:value-type="float">
            <text:p>2.00</text:p>
          </table:table-cell>
          <table:table-cell table:style-name="ce186"/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s://nowinynyskie.c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183"/>
          <table:table-cell table:style-name="ce310" office:value-type="string" calcext:value-type="string">
            <text:p>no</text:p>
          </table:table-cell>
          <table:table-cell table:style-name="ce314"/>
          <table:table-cell table:style-name="ce330"/>
          <table:table-cell table:style-name="ce183"/>
        </table:table-row>
        <table:table-row table:style-name="ro1">
          <table:table-cell table:style-name="ce178" office:value-type="string" calcext:value-type="string">
            <text:p>X</text:p>
          </table:table-cell>
          <table:table-cell table:style-name="ce186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05" office:value-type="float" office:value="3" calcext:value-type="float">
            <text:p>3.00</text:p>
          </table:table-cell>
          <table:table-cell table:style-name="ce186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8" office:value-type="string" calcext:value-type="string">
            <text:p>X</text:p>
          </table:table-cell>
          <table:table-cell table:style-name="ce186" office:value-type="string" calcext:value-type="string">
            <text:p>https://ekinomaniak.net/watch-movies/Sonic-Szybki-jak-byskawica-5983</text:p>
          </table:table-cell>
          <table:table-cell table:style-name="ce305" office:value-type="float" office:value="3" calcext:value-type="float">
            <text:p>3.00</text:p>
          </table:table-cell>
          <table:table-cell table:style-name="ce186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8" office:value-type="string" calcext:value-type="string">
            <text:p>X</text:p>
          </table:table-cell>
          <table:table-cell table:style-name="ce186" office:value-type="string" calcext:value-type="string">
            <text:p>http://www.maniak.tv/</text:p>
          </table:table-cell>
          <table:table-cell table:style-name="ce306" office:value-type="float" office:value="3" calcext:value-type="float">
            <text:p>3.00</text:p>
          </table:table-cell>
          <table:table-cell table:style-name="ce186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8" office:value-type="string" calcext:value-type="string">
            <text:p>X</text:p>
          </table:table-cell>
          <table:table-cell table:style-name="ce186" office:value-type="string" calcext:value-type="string">
            <text:p>https://www.flvto.biz/pl76/how-to/how-to-install-chrome-plugin-win/</text:p>
          </table:table-cell>
          <table:table-cell table:style-name="ce306" office:value-type="float" office:value="3" calcext:value-type="float">
            <text:p>3.00</text:p>
          </table:table-cell>
          <table:table-cell table:style-name="ce186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8" office:value-type="string" calcext:value-type="string">
            <text:p>X</text:p>
          </table:table-cell>
          <table:table-cell table:style-name="ce186" office:value-type="string" calcext:value-type="string">
            <text:p>https://superportal24.pl/gryficki</text:p>
          </table:table-cell>
          <table:table-cell table:style-name="ce306" office:value-type="float" office:value="3" calcext:value-type="float">
            <text:p>3.00</text:p>
          </table:table-cell>
          <table:table-cell table:style-name="ce186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8" office:value-type="string" calcext:value-type="string">
            <text:p>X</text:p>
          </table:table-cell>
          <table:table-cell table:style-name="ce186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06" office:value-type="float" office:value="3" calcext:value-type="float">
            <text:p>3.00</text:p>
          </table:table-cell>
          <table:table-cell table:style-name="ce186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5"/>
          <table:table-cell table:style-name="ce331"/>
          <table:table-cell table:style-name="ce186"/>
        </table:table-row>
        <table:table-row table:style-name="ro1">
          <table:table-cell table:style-name="ce178" office:value-type="string" calcext:value-type="string">
            <text:p>X</text:p>
          </table:table-cell>
          <table:table-cell table:style-name="ce241" office:value-type="string" calcext:value-type="string">
            <text:p><text:span text:style-name="T8"><text:a xlink:href="https://2conv.com/pl53/terms/" xlink:type="simple">https://2conv.com/pl53/terms/</text:a></text:span></text:p>
          </table:table-cell>
          <table:table-cell table:style-name="ce306" office:value-type="float" office:value="3" calcext:value-type="float">
            <text:p>3.00</text:p>
          </table:table-cell>
          <table:table-cell table:style-name="ce186" office:value-type="string" calcext:value-type="string">
            <text:p>MOVIE</text:p>
          </table:table-cell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 office:value-type="string" calcext:value-type="string">
            <text:p>X</text:p>
          </table:table-cell>
          <table:table-cell table:style-name="ce208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06" office:value-type="float" office:value="3" calcext:value-type="float">
            <text:p>3.00</text:p>
          </table:table-cell>
          <table:table-cell table:style-name="ce186" office:value-type="string" calcext:value-type="string">
            <text:p>MOVIE</text:p>
          </table:table-cell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299"/>
          <table:table-cell table:style-name="ce230" office:value-type="string" calcext:value-type="string">
            <text:p>https://xlomza.pl</text:p>
          </table:table-cell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6" office:value-type="string" calcext:value-type="string">
            <text:p>https://epainfo.pl/wosp-pabianice-2020-zobacz-pelny-harmonogram/</text:p>
          </table:table-cell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https://polishexpress.com.au</text:p>
          </table:table-cell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https://kk24.pl</text:p>
          </table:table-cell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<text:a xlink:href="https://skipol.pl/" xlink:type="simple">https://skipol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<text:a xlink:href="https://radioandrychow.pl/" xlink:type="simple">https://radioandrychow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 office:value-type="string" calcext:value-type="string">
            <text:p><text:a xlink:href="http://www.stowarzyszenie.szn.pl/" xlink:type="simple">http://www.stowarzyszenie.szn.pl/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 office:value-type="string" calcext:value-type="string">
            <text:p><text:a xlink:href="https://swiat-szkla.pl/" xlink:type="simple">https://swiat-szkla.pl/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1">
          <table:table-cell table:style-name="ce177"/>
          <table:table-cell table:style-name="ce183"/>
          <table:table-cell table:style-name="ce307" office:value-type="float" office:value="2" calcext:value-type="float">
            <text:p>2.00</text:p>
          </table:table-cell>
          <table:table-cell table:style-name="ce183"/>
          <table:table-cell table:style-name="ce312" office:value-type="string" calcext:value-type="string">
            <text:p>no</text:p>
          </table:table-cell>
          <table:table-cell table:style-name="ce326"/>
          <table:table-cell table:style-name="ce333"/>
          <table:table-cell table:style-name="ce183"/>
        </table:table-row>
        <table:table-row table:style-name="ro1">
          <table:table-cell table:style-name="ce178"/>
          <table:table-cell table:style-name="ce186"/>
          <table:table-cell table:style-name="ce307" office:value-type="float" office:value="2" calcext:value-type="float">
            <text:p>2.00</text:p>
          </table:table-cell>
          <table:table-cell table:style-name="ce186"/>
          <table:table-cell table:style-name="ce312" office:value-type="string" calcext:value-type="string">
            <text:p>no</text:p>
          </table:table-cell>
          <table:table-cell table:style-name="ce325"/>
          <table:table-cell table:style-name="ce332"/>
          <table:table-cell table:style-name="ce186"/>
        </table:table-row>
        <table:table-row table:style-name="ro3" table:number-rows-repeated="1048324">
          <table:table-cell table:number-columns-repeated="8"/>
        </table:table-row>
        <table:table-row table:style-name="ro3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table:table-column table:style-name="co14" table:default-cell-style-name="ce236"/>
        <table:table-column table:style-name="co15" table:default-cell-style-name="ce236"/>
        <table:table-column table:style-name="co16" table:default-cell-style-name="ce236"/>
        <table:table-column table:style-name="co17" table:default-cell-style-name="ce236"/>
        <table:table-column table:style-name="co18" table:default-cell-style-name="ce236"/>
        <table:table-column table:style-name="co19" table:default-cell-style-name="ce236"/>
        <table:table-column table:style-name="co12" table:number-columns-repeated="1018" table:default-cell-style-name="ce236"/>
        <table:table-row table:style-name="ro1">
          <table:table-cell table:style-name="ce334"/>
          <table:table-cell table:style-name="ce344" office:value-type="string" calcext:value-type="string">
            <text:p>site</text:p>
          </table:table-cell>
          <table:table-cell table:style-name="ce344" office:value-type="string" calcext:value-type="string">
            <text:p>status</text:p>
          </table:table-cell>
          <table:table-cell table:style-name="ce344" office:value-type="string" calcext:value-type="string">
            <text:p>filter</text:p>
          </table:table-cell>
          <table:table-cell table:style-name="ce344" office:value-type="string" calcext:value-type="string">
            <text:p>reason</text:p>
          </table:table-cell>
          <table:table-cell table:style-name="ce350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35" office:value-type="float" office:value="1" calcext:value-type="float">
            <text:p>1</text:p>
          </table:table-cell>
          <table:table-cell table:style-name="ce197" office:value-type="string" calcext:value-type="string">
            <text:p>sportowefakty.wp.pl</text:p>
          </table:table-cell>
          <table:table-cell table:style-name="ce347" office:value-type="string" calcext:value-type="string">
            <text:p>DONE</text:p>
          </table:table-cell>
          <table:table-cell table:style-name="ce197" office:value-type="string" calcext:value-type="string">
            <text:p>sportowefakty.wp.pl#$#abort-on-property-read prebidConfig.config.bidTargets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2" calcext:value-type="float">
            <text:p>2</text:p>
          </table:table-cell>
          <table:table-cell table:style-name="ce345" office:value-type="string" calcext:value-type="string">
            <text:p>finanse.wp.pl</text:p>
          </table:table-cell>
          <table:table-cell table:style-name="ce348" office:value-type="string" calcext:value-type="string">
            <text:p>DONE</text:p>
          </table:table-cell>
          <table:table-cell table:style-name="ce345" office:value-type="string" calcext:value-type="string">
            <text:p>finanse.wp.pl#$#abort-on-property-read prebidConfig.hbA</text:p>
          </table:table-cell>
          <table:table-cell table:style-name="ce345"/>
          <table:table-cell table:style-name="ce352"/>
          <table:table-cell table:number-columns-repeated="1018"/>
        </table:table-row>
        <table:table-row table:style-name="ro5">
          <table:table-cell table:style-name="ce335" office:value-type="float" office:value="3" calcext:value-type="float">
            <text:p>3</text:p>
          </table:table-cell>
          <table:table-cell table:style-name="ce197" office:value-type="string" calcext:value-type="string">
            <text:p>o2.pl</text:p>
          </table:table-cell>
          <table:table-cell table:style-name="ce347" office:value-type="string" calcext:value-type="string">
            <text:p>DONE</text:p>
          </table:table-cell>
          <table:table-cell table:style-name="ce197" office:value-type="string" calcext:value-type="string">
            <text:p>o2.pl#$#abort-on-property-read prebidConfig.hb</text:p>
          </table:table-cell>
          <table:table-cell table:style-name="ce197" office:value-type="string" calcext:value-type="string">
            <text:p>-</text:p>
          </table:table-cell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4" calcext:value-type="float">
            <text:p>4</text:p>
          </table:table-cell>
          <table:table-cell table:style-name="ce345" office:value-type="string" calcext:value-type="string">
            <text:p>o2.pl</text:p>
          </table:table-cell>
          <table:table-cell table:style-name="ce348" office:value-type="string" calcext:value-type="string">
            <text:p>TEST</text:p>
          </table:table-cell>
          <table:table-cell table:style-name="ce345" office:value-type="string" calcext:value-type="string">
            <text:p>o2.pl#$#abort-on-property-read o2App.adsFirstRefs</text:p>
          </table:table-cell>
          <table:table-cell table:style-name="ce345" office:value-type="string" calcext:value-type="string">
            <text:p>to block AdsFirstRegisterSlot</text:p>
          </table:table-cell>
          <table:table-cell table:style-name="ce352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335" office:value-type="float" office:value="5" calcext:value-type="float">
            <text:p>5</text:p>
          </table:table-cell>
          <table:table-cell table:style-name="ce197" office:value-type="string" calcext:value-type="string">
            <text:p>gwiazdy.wp.pl</text:p>
          </table:table-cell>
          <table:table-cell table:style-name="ce347" office:value-type="string" calcext:value-type="string">
            <text:p>DONE</text:p>
          </table:table-cell>
          <table:table-cell table:style-name="ce197" office:value-type="string" calcext:value-type="string">
            <text:p>gwiazdy.wp.pl#$#abort-on-property-read prebidConfig.hb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6" calcext:value-type="float">
            <text:p>6</text:p>
          </table:table-cell>
          <table:table-cell table:style-name="ce345" office:value-type="string" calcext:value-type="string">
            <text:p>pudelek.pl</text:p>
          </table:table-cell>
          <table:table-cell table:style-name="ce348" office:value-type="string" calcext:value-type="string">
            <text:p>PROBLEM</text:p>
          </table:table-cell>
          <table:table-cell table:style-name="ce244" office:value-type="string" calcext:value-type="string">
            <text:p>www.wp.pl#$#abort-on-property-read Object.prototype.bodies</text:p>
          </table:table-cell>
          <table:table-cell table:style-name="ce345"/>
          <table:table-cell table:style-name="ce352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335" office:value-type="float" office:value="7" calcext:value-type="float">
            <text:p>7</text:p>
          </table:table-cell>
          <table:table-cell table:style-name="ce197" office:value-type="string" calcext:value-type="string">
            <text:p>autokult.pl</text:p>
          </table:table-cell>
          <table:table-cell table:style-name="ce347" office:value-type="string" calcext:value-type="string">
            <text:p>DONE</text:p>
          </table:table-cell>
          <table:table-cell table:style-name="ce244" office:value-type="string" calcext:value-type="string">
            <text:p>autokult.pl#?#figure[class^="insert"]:-abp-has(var + script)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8" calcext:value-type="float">
            <text:p>8</text:p>
          </table:table-cell>
          <table:table-cell table:style-name="ce197" office:value-type="string" calcext:value-type="string">
            <text:p>sportowefakty.wp.pl</text:p>
          </table:table-cell>
          <table:table-cell table:style-name="ce348" office:value-type="string" calcext:value-type="string">
            <text:p>TEST</text:p>
          </table:table-cell>
          <table:table-cell table:style-name="ce244" office:value-type="string" calcext:value-type="string">
            <text:p>sportowefakty.wp.pl#$#abort-on-property-read prebidConfig.hb</text:p>
          </table:table-cell>
          <table:table-cell table:style-name="ce345" office:value-type="string" calcext:value-type="string">
            <text:p>unnecessary?</text:p>
          </table:table-cell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9" calcext:value-type="float">
            <text:p>9</text:p>
          </table:table-cell>
          <table:table-cell table:style-name="ce197" office:value-type="string" calcext:value-type="string">
            <text:p>forum.echirurgia.pl</text:p>
          </table:table-cell>
          <table:table-cell table:style-name="ce347" office:value-type="string" calcext:value-type="string">
            <text:p>DONE</text:p>
          </table:table-cell>
          <table:table-cell table:style-name="ce197" office:value-type="string" calcext:value-type="string">
            <text:p>echirurgia.pl#$#abort-current-inline-script document.querySelector registerSlot</text:p>
          </table:table-cell>
          <table:table-cell table:style-name="ce197"/>
          <table:table-cell table:style-name="ce351"/>
          <table:table-cell table:style-name="ce197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36" office:value-type="float" office:value="10" calcext:value-type="float">
            <text:p>10</text:p>
          </table:table-cell>
          <table:table-cell table:style-name="ce345" office:value-type="string" calcext:value-type="string">
            <text:p>kardiolo.pl</text:p>
          </table:table-cell>
          <table:table-cell table:style-name="ce348" office:value-type="string" calcext:value-type="string">
            <text:p>DONE</text:p>
          </table:table-cell>
          <table:table-cell table:style-name="ce202" office:value-type="string" calcext:value-type="string">
            <text:p>kardiolo.pl#$#abort-on-property-write rekid</text:p>
          </table:table-cell>
          <table:table-cell table:style-name="ce345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11" calcext:value-type="float">
            <text:p>11</text:p>
          </table:table-cell>
          <table:table-cell table:style-name="ce346" office:value-type="string" calcext:value-type="string">
            <text:p>wawalove.wp.pl</text:p>
          </table:table-cell>
          <table:table-cell table:style-name="ce347" office:value-type="string" calcext:value-type="string">
            <text:p>DONE</text:p>
          </table:table-cell>
          <table:table-cell table:style-name="ce202" office:value-type="string" calcext:value-type="string">
            <text:p>wawalove.wp.pl#$#abort-on-property-read prebidConfig.hb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12" calcext:value-type="float">
            <text:p>12</text:p>
          </table:table-cell>
          <table:table-cell table:style-name="ce345" office:value-type="string" calcext:value-type="string">
            <text:p>film.wp.pl</text:p>
          </table:table-cell>
          <table:table-cell table:style-name="ce348" office:value-type="string" calcext:value-type="string">
            <text:p>ACCEPT</text:p>
          </table:table-cell>
          <table:table-cell table:style-name="ce345" office:value-type="string" calcext:value-type="string">
            <text:p>film.wp.pl#?#span &gt; div:-abp-has(&gt; .container + .text_reklama)</text:p>
          </table:table-cell>
          <table:table-cell table:style-name="ce345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13" calcext:value-type="float">
            <text:p>13</text:p>
          </table:table-cell>
          <table:table-cell table:style-name="ce197" office:value-type="string" calcext:value-type="string">
            <text:p>film.wp.pl</text:p>
          </table:table-cell>
          <table:table-cell table:style-name="ce347" office:value-type="string" calcext:value-type="string">
            <text:p>DONE</text:p>
          </table:table-cell>
          <table:table-cell table:style-name="ce197" office:value-type="string" calcext:value-type="string">
            <text:p>film.wp.pl#$#abort-on-property-read prebidConfig.hb</text:p>
          </table:table-cell>
          <table:table-cell table:style-name="ce197" office:value-type="string" calcext:value-type="string">
            <text:p>domodi widget</text:p>
          </table:table-cell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14" calcext:value-type="float">
            <text:p>14</text:p>
          </table:table-cell>
          <table:table-cell table:style-name="ce197" office:value-type="string" calcext:value-type="string">
            <text:p>teleshow.wp.pl</text:p>
          </table:table-cell>
          <table:table-cell table:style-name="ce349" office:value-type="string" calcext:value-type="string">
            <text:p>DONE</text:p>
          </table:table-cell>
          <table:table-cell table:style-name="ce197" office:value-type="string" calcext:value-type="string">
            <text:p>teleshow.wp.pl#$#abort-on-property-read prebidConfig.hb</text:p>
          </table:table-cell>
          <table:table-cell table:style-name="ce345" office:value-type="string" calcext:value-type="string">
            <text:p>https://teleshow.wp.pl/bardowscy-z-rolnik-szuka-zony-buduja-dom-anna-byla-przerazona-oknami-6537576931560160a</text:p>
          </table:table-cell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15" calcext:value-type="float">
            <text:p>15</text:p>
          </table:table-cell>
          <table:table-cell table:style-name="ce197" office:value-type="string" calcext:value-type="string">
            <text:p>teleshow.wp.pl</text:p>
          </table:table-cell>
          <table:table-cell table:style-name="ce347" office:value-type="string" calcext:value-type="string">
            <text:p>DONE</text:p>
          </table:table-cell>
          <table:table-cell table:style-name="ce197" office:value-type="string" calcext:value-type="string">
            <text:p>teleshow.wp.pl##.shoplovin-3P</text:p>
          </table:table-cell>
          <table:table-cell table:style-name="ce197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51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36" office:value-type="float" office:value="16" calcext:value-type="float">
            <text:p>16</text:p>
          </table:table-cell>
          <table:table-cell table:style-name="ce345" office:value-type="string" calcext:value-type="string">
            <text:p>pogoda.wp.pl</text:p>
          </table:table-cell>
          <table:table-cell table:style-name="ce348" office:value-type="string" calcext:value-type="string">
            <text:p>DONE</text:p>
          </table:table-cell>
          <table:table-cell table:style-name="ce202" office:value-type="string" calcext:value-type="string">
            <text:p>pogoda.wp.pl#$#abort-on-property-read prebidConfig.config.floorprices</text:p>
          </table:table-cell>
          <table:table-cell table:style-name="ce345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17" calcext:value-type="float">
            <text:p>17</text:p>
          </table:table-cell>
          <table:table-cell table:style-name="ce197" office:value-type="string" calcext:value-type="string">
            <text:p>dom.wp.pl</text:p>
          </table:table-cell>
          <table:table-cell table:style-name="ce347" office:value-type="string" calcext:value-type="string">
            <text:p>DONE</text:p>
          </table:table-cell>
          <table:table-cell table:style-name="ce197" office:value-type="string" calcext:value-type="string">
            <text:p>dom.wp.pl#$#abort-on-property-read rekid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6">
          <table:table-cell table:style-name="ce336" office:value-type="float" office:value="18" calcext:value-type="float">
            <text:p>18</text:p>
          </table:table-cell>
          <table:table-cell table:style-name="ce345" office:value-type="string" calcext:value-type="string">
            <text:p>dom.wp.pl</text:p>
          </table:table-cell>
          <table:table-cell table:style-name="ce348" office:value-type="string" calcext:value-type="string">
            <text:p>DONE</text:p>
          </table:table-cell>
          <table:table-cell table:style-name="ce202" office:value-type="string" calcext:value-type="string">
            <text:p>dom.wp.pl#?#.view-first:-abp-has(a[onclick*="var img = document.createElement('img');"])</text:p>
          </table:table-cell>
          <table:table-cell table:style-name="ce345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19" calcext:value-type="float">
            <text:p>19</text:p>
          </table:table-cell>
          <table:table-cell table:style-name="ce197" office:value-type="string" calcext:value-type="string">
            <text:p>opinie.wp.pl</text:p>
          </table:table-cell>
          <table:table-cell table:style-name="ce347" office:value-type="string" calcext:value-type="string">
            <text:p>DONE</text:p>
          </table:table-cell>
          <table:table-cell table:style-name="ce202" office:value-type="string" calcext:value-type="string">
            <text:p>opinie.wp.pl#$#abort-on-property-read prebidConfig.hb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20" calcext:value-type="float">
            <text:p>20</text:p>
          </table:table-cell>
          <table:table-cell table:style-name="ce345" office:value-type="string" calcext:value-type="string">
            <text:p>facet.wp.pl</text:p>
          </table:table-cell>
          <table:table-cell table:style-name="ce348" office:value-type="string" calcext:value-type="string">
            <text:p>DONE</text:p>
          </table:table-cell>
          <table:table-cell table:style-name="ce345" office:value-type="string" calcext:value-type="string">
            <text:p>facet.wp.pl#?#.view-first:-abp-has(a[onclick*="var img = document.createElement('img');"])</text:p>
          </table:table-cell>
          <table:table-cell table:style-name="ce202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21" calcext:value-type="float">
            <text:p>21</text:p>
          </table:table-cell>
          <table:table-cell table:style-name="ce197" office:value-type="string" calcext:value-type="string">
            <text:p>facet.wp.pl</text:p>
          </table:table-cell>
          <table:table-cell table:style-name="ce347" office:value-type="string" calcext:value-type="string">
            <text:p>DONE</text:p>
          </table:table-cell>
          <table:table-cell table:style-name="ce197" office:value-type="string" calcext:value-type="string">
            <text:p>facet.wp.pl#$#abort-on-property-read pbjs.bidderSettings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1">
          <table:table-cell table:style-name="ce337" office:value-type="float" office:value="22" calcext:value-type="float">
            <text:p>22</text:p>
          </table:table-cell>
          <table:table-cell table:style-name="ce345" office:value-type="string" calcext:value-type="string">
            <text:p>autocentrum.pl</text:p>
          </table:table-cell>
          <table:table-cell table:style-name="ce348" office:value-type="string" calcext:value-type="string">
            <text:p>DONE</text:p>
          </table:table-cell>
          <table:table-cell table:style-name="ce202" office:value-type="string" calcext:value-type="string">
            <text:p>autocentrum.pl#$#abort-on-property-write rekid</text:p>
          </table:table-cell>
          <table:table-cell table:style-name="ce345"/>
          <table:table-cell table:style-name="ce352"/>
          <table:table-cell table:number-columns-repeated="1018"/>
        </table:table-row>
        <table:table-row table:style-name="ro1">
          <table:table-cell table:style-name="ce338" office:value-type="float" office:value="23" calcext:value-type="float">
            <text:p>23</text:p>
          </table:table-cell>
          <table:table-cell table:style-name="ce197" office:value-type="string" calcext:value-type="string">
            <text:p>horoskop.wp.pl</text:p>
          </table:table-cell>
          <table:table-cell table:style-name="ce347" office:value-type="string" calcext:value-type="string">
            <text:p>DONE</text:p>
          </table:table-cell>
          <table:table-cell table:style-name="ce197" office:value-type="string" calcext:value-type="string">
            <text:p>horoskop.wp.pl#$#abort-on-property-write rekid</text:p>
          </table:table-cell>
          <table:table-cell table:style-name="ce197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351"/>
          <table:table-cell table:number-columns-repeated="1018"/>
        </table:table-row>
        <table:table-row table:style-name="ro1">
          <table:table-cell table:style-name="ce338" office:value-type="float" office:value="24" calcext:value-type="float">
            <text:p>24</text:p>
          </table:table-cell>
          <table:table-cell table:style-name="ce345" office:value-type="string" calcext:value-type="string">
            <text:p>ksiazki.wp.pl</text:p>
          </table:table-cell>
          <table:table-cell table:style-name="ce348" office:value-type="string" calcext:value-type="string">
            <text:p>DONE</text:p>
          </table:table-cell>
          <table:table-cell table:style-name="ce345" office:value-type="string" calcext:value-type="string">
            <text:p>ksiazki.wp.pl#$#abort-on-property-read pbjs.bidderSettings</text:p>
          </table:table-cell>
          <table:table-cell table:style-name="ce345"/>
          <table:table-cell table:style-name="ce352"/>
          <table:table-cell table:number-columns-repeated="1018"/>
        </table:table-row>
        <table:table-row table:style-name="ro1">
          <table:table-cell table:style-name="ce337" office:value-type="float" office:value="25" calcext:value-type="float">
            <text:p>25</text:p>
          </table:table-cell>
          <table:table-cell table:style-name="ce197" office:value-type="string" calcext:value-type="string">
            <text:p>kuchnia.wp.pl</text:p>
          </table:table-cell>
          <table:table-cell table:style-name="ce347" office:value-type="string" calcext:value-type="string">
            <text:p>DONE</text:p>
          </table:table-cell>
          <table:table-cell table:style-name="ce197" office:value-type="string" calcext:value-type="string">
            <text:p>kuchnia.wp.pl#$#abort-on-property-read pbjs.libLoaded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1">
          <table:table-cell table:style-name="ce339" office:value-type="float" office:value="26" calcext:value-type="float">
            <text:p>26</text:p>
          </table:table-cell>
          <table:table-cell table:style-name="ce345" office:value-type="string" calcext:value-type="string">
            <text:p>turystyka.wp.pl</text:p>
          </table:table-cell>
          <table:table-cell table:style-name="ce348" office:value-type="string" calcext:value-type="string">
            <text:p>DONE</text:p>
          </table:table-cell>
          <table:table-cell table:style-name="ce345" office:value-type="string" calcext:value-type="string">
            <text:p>turystyka.wp.pl#$#abort-on-property-read pbjsChunk</text:p>
          </table:table-cell>
          <table:table-cell table:style-name="ce345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27" calcext:value-type="float">
            <text:p>27</text:p>
          </table:table-cell>
          <table:table-cell table:style-name="ce197" office:value-type="string" calcext:value-type="string">
            <text:p>wp.pl</text:p>
          </table:table-cell>
          <table:table-cell table:style-name="ce347" office:value-type="string" calcext:value-type="string">
            <text:p>ACCEPT</text:p>
          </table:table-cell>
          <table:table-cell table:style-name="ce197" office:value-type="string" calcext:value-type="string">
            <text:p>wp.pl##div[id^="Player"] &gt; .npp-container <text:s/>video:not([src^="blob:"])</text:p>
          </table:table-cell>
          <table:table-cell table:style-name="ce197" office:value-type="string" calcext:value-type="string">
            <text:p>all sites – difficult to reproduce</text:p>
          </table:table-cell>
          <table:table-cell table:style-name="ce351"/>
          <table:table-cell table:number-columns-repeated="1018"/>
        </table:table-row>
        <table:table-row table:style-name="ro1">
          <table:table-cell table:style-name="ce339" office:value-type="float" office:value="28" calcext:value-type="float">
            <text:p>28</text:p>
          </table:table-cell>
          <table:table-cell table:style-name="ce345" office:value-type="string" calcext:value-type="string">
            <text:p>tech.wp.pl</text:p>
          </table:table-cell>
          <table:table-cell table:style-name="ce348" office:value-type="string" calcext:value-type="string">
            <text:p>DONE</text:p>
          </table:table-cell>
          <table:table-cell table:style-name="ce345" office:value-type="string" calcext:value-type="string">
            <text:p>tech.wp.pl#$#abort-on-property-read pbjs.bidderSettings</text:p>
          </table:table-cell>
          <table:table-cell table:style-name="ce345"/>
          <table:table-cell table:style-name="ce352"/>
          <table:table-cell table:number-columns-repeated="1018"/>
        </table:table-row>
        <table:table-row table:style-name="ro1">
          <table:table-cell table:style-name="ce340" office:value-type="float" office:value="29" calcext:value-type="float">
            <text:p>29</text:p>
          </table:table-cell>
          <table:table-cell table:style-name="ce197" office:value-type="string" calcext:value-type="string">
            <text:p>moto.wp.pl</text:p>
          </table:table-cell>
          <table:table-cell table:style-name="ce347" office:value-type="string" calcext:value-type="string">
            <text:p>DONE</text:p>
          </table:table-cell>
          <table:table-cell table:style-name="ce197" table:number-columns-repeated="2"/>
          <table:table-cell table:style-name="ce351"/>
          <table:table-cell table:number-columns-repeated="1018"/>
        </table:table-row>
        <table:table-row table:style-name="ro1">
          <table:table-cell table:style-name="ce340" office:value-type="float" office:value="30" calcext:value-type="float">
            <text:p>30</text:p>
          </table:table-cell>
          <table:table-cell table:style-name="ce345" office:value-type="string" calcext:value-type="string">
            <text:p>kobieta.wp.pl</text:p>
          </table:table-cell>
          <table:table-cell table:style-name="ce348" office:value-type="string" calcext:value-type="string">
            <text:p>DONE</text:p>
          </table:table-cell>
          <table:table-cell table:style-name="ce345" table:number-columns-repeated="2"/>
          <table:table-cell table:style-name="ce352"/>
          <table:table-cell table:number-columns-repeated="1018"/>
        </table:table-row>
        <table:table-row table:style-name="ro1">
          <table:table-cell table:style-name="ce341" office:value-type="float" office:value="31" calcext:value-type="float">
            <text:p>31</text:p>
          </table:table-cell>
          <table:table-cell table:style-name="ce197" office:value-type="string" calcext:value-type="string">
            <text:p>wiadomosci.wp.pl</text:p>
          </table:table-cell>
          <table:table-cell table:style-name="ce347"/>
          <table:table-cell table:style-name="ce197" table:number-columns-repeated="2"/>
          <table:table-cell table:style-name="ce351"/>
          <table:table-cell table:number-columns-repeated="1018"/>
        </table:table-row>
        <table:table-row table:style-name="ro1">
          <table:table-cell table:style-name="ce342" office:value-type="float" office:value="32" calcext:value-type="float">
            <text:p>32</text:p>
          </table:table-cell>
          <table:table-cell table:style-name="ce345" office:value-type="string" calcext:value-type="string">
            <text:p>pilot.wp.pl</text:p>
          </table:table-cell>
          <table:table-cell table:style-name="ce348"/>
          <table:table-cell table:style-name="ce345" table:number-columns-repeated="2"/>
          <table:table-cell table:style-name="ce352"/>
          <table:table-cell table:number-columns-repeated="1018"/>
        </table:table-row>
        <table:table-row table:style-name="ro1">
          <table:table-cell table:style-name="ce342" office:value-type="float" office:value="33" calcext:value-type="float">
            <text:p>33</text:p>
          </table:table-cell>
          <table:table-cell table:style-name="ce197" office:value-type="string" calcext:value-type="string">
            <text:p>tv.wp.pl</text:p>
          </table:table-cell>
          <table:table-cell table:style-name="ce347"/>
          <table:table-cell table:style-name="ce197" table:number-columns-repeated="2"/>
          <table:table-cell table:style-name="ce351"/>
          <table:table-cell table:number-columns-repeated="1018"/>
        </table:table-row>
        <table:table-row table:style-name="ro1">
          <table:table-cell table:style-name="ce343" office:value-type="float" office:value="34" calcext:value-type="float">
            <text:p>34</text:p>
          </table:table-cell>
          <table:table-cell table:style-name="ce345" office:value-type="string" calcext:value-type="string">
            <text:p>video.wp.pl</text:p>
          </table:table-cell>
          <table:table-cell table:style-name="ce348"/>
          <table:table-cell table:style-name="ce345" table:number-columns-repeated="2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35" calcext:value-type="float">
            <text:p>35</text:p>
          </table:table-cell>
          <table:table-cell table:style-name="ce197" office:value-type="string" calcext:value-type="string">
            <text:p>money.pl</text:p>
          </table:table-cell>
          <table:table-cell table:style-name="ce347" office:value-type="string" calcext:value-type="string">
            <text:p>DONE</text:p>
          </table:table-cell>
          <table:table-cell table:style-name="ce202" office:value-type="string" calcext:value-type="string">
            <text:p>money.pl,moneyv.wp.pl#$#abort-on-property-read pbjs.bidderSettings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36" calcext:value-type="float">
            <text:p>36</text:p>
          </table:table-cell>
          <table:table-cell table:style-name="ce345" office:value-type="string" calcext:value-type="string">
            <text:p>moneyv.wp.pl</text:p>
          </table:table-cell>
          <table:table-cell table:style-name="ce348" office:value-type="string" calcext:value-type="string">
            <text:p>DONE</text:p>
          </table:table-cell>
          <table:table-cell table:style-name="ce345" table:number-columns-repeated="2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37" calcext:value-type="float">
            <text:p>37</text:p>
          </table:table-cell>
          <table:table-cell table:style-name="ce197" office:value-type="string" calcext:value-type="string">
            <text:p>finanse.wp.pl</text:p>
          </table:table-cell>
          <table:table-cell table:style-name="ce347" office:value-type="string" calcext:value-type="string">
            <text:p>DONE</text:p>
          </table:table-cell>
          <table:table-cell table:style-name="ce202" office:value-type="string" calcext:value-type="string">
            <text:p>moto.wp.pl,finanse.wp.pl#$#abort-on-property-read prebidConfig.hb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38" calcext:value-type="float">
            <text:p>38</text:p>
          </table:table-cell>
          <table:table-cell table:style-name="ce345" office:value-type="string" calcext:value-type="string">
            <text:p>moto.wp.pl</text:p>
          </table:table-cell>
          <table:table-cell table:style-name="ce348" office:value-type="string" calcext:value-type="string">
            <text:p>DONE</text:p>
          </table:table-cell>
          <table:table-cell table:style-name="ce345" table:number-columns-repeated="2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39" calcext:value-type="float">
            <text:p>39</text:p>
          </table:table-cell>
          <table:table-cell table:style-name="ce197" office:value-type="string" calcext:value-type="string">
            <text:p>kobieta.wp.pl</text:p>
          </table:table-cell>
          <table:table-cell table:style-name="ce347" office:value-type="string" calcext:value-type="string">
            <text:p>ACCEPT</text:p>
          </table:table-cell>
          <table:table-cell table:style-name="ce197" office:value-type="string" calcext:value-type="string">
            <text:p>gry.wp.pl,kobieta.wp.pl#$#abort-on-property-read pbjs.libLoaded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40" calcext:value-type="float">
            <text:p>40</text:p>
          </table:table-cell>
          <table:table-cell table:style-name="ce345" office:value-type="string" calcext:value-type="string">
            <text:p>gry.wp.pl</text:p>
          </table:table-cell>
          <table:table-cell table:style-name="ce348" office:value-type="string" calcext:value-type="string">
            <text:p>ACCEPT</text:p>
          </table:table-cell>
          <table:table-cell table:style-name="ce345" table:number-columns-repeated="2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41" calcext:value-type="float">
            <text:p>41</text:p>
          </table:table-cell>
          <table:table-cell table:style-name="ce197" office:value-type="string" calcext:value-type="string">
            <text:p>twojeip.wp.pl</text:p>
          </table:table-cell>
          <table:table-cell table:style-name="ce347" office:value-type="string" calcext:value-type="string">
            <text:p>DONE</text:p>
          </table:table-cell>
          <table:table-cell table:style-name="ce202" office:value-type="string" calcext:value-type="string">
            <text:p>`#$#abort-on-property-read rekid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42" calcext:value-type="float">
            <text:p>42</text:p>
          </table:table-cell>
          <table:table-cell table:style-name="ce345" office:value-type="string" calcext:value-type="string">
            <text:p>parenting.pl</text:p>
          </table:table-cell>
          <table:table-cell table:style-name="ce348" office:value-type="string" calcext:value-type="string">
            <text:p>DONE</text:p>
          </table:table-cell>
          <table:table-cell table:style-name="ce345" office:value-type="string" calcext:value-type="string">
            <text:p>parenting.pl#$#abort-on-property-read slot</text:p>
          </table:table-cell>
          <table:table-cell table:style-name="ce345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43" calcext:value-type="float">
            <text:p>43</text:p>
          </table:table-cell>
          <table:table-cell table:style-name="ce197" office:value-type="string" calcext:value-type="string">
            <text:p>wiadomosci.wp.pl</text:p>
          </table:table-cell>
          <table:table-cell table:style-name="ce347" office:value-type="string" calcext:value-type="string">
            <text:p>ACCEPT</text:p>
          </table:table-cell>
          <table:table-cell table:style-name="ce202" office:value-type="string" calcext:value-type="string">
            <text:p>wiadomosci.wp.pl#$#abort-on-property-read pbjsChunk</text:p>
          </table:table-cell>
          <table:table-cell table:style-name="ce197"/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44" calcext:value-type="float">
            <text:p>44</text:p>
          </table:table-cell>
          <table:table-cell table:style-name="ce345"/>
          <table:table-cell table:style-name="ce348"/>
          <table:table-cell table:style-name="ce345" table:number-columns-repeated="2"/>
          <table:table-cell table:style-name="ce352"/>
          <table:table-cell table:number-columns-repeated="1018"/>
        </table:table-row>
        <table:table-row table:style-name="ro6">
          <table:table-cell table:style-name="ce335" office:value-type="float" office:value="45" calcext:value-type="float">
            <text:p>45</text:p>
          </table:table-cell>
          <table:table-cell table:style-name="ce197"/>
          <table:table-cell table:style-name="ce347"/>
          <table:table-cell table:style-name="ce202" office:value-type="string" calcext:value-type="string">
            <text:p>facet.wp.pl,tech.wp.pl,sportowefakty.wp.pl,kobieta.wp.pl#$#debug; abort-on-property-write window.INITIAL_STATE</text:p>
          </table:table-cell>
          <table:table-cell table:style-name="ce197" office:value-type="string" calcext:value-type="string">
            <text:p>check other sites</text:p>
          </table:table-cell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46" calcext:value-type="float">
            <text:p>46</text:p>
          </table:table-cell>
          <table:table-cell table:style-name="ce345"/>
          <table:table-cell table:style-name="ce348"/>
          <table:table-cell table:style-name="ce345" table:number-columns-repeated="2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47" calcext:value-type="float">
            <text:p>47</text:p>
          </table:table-cell>
          <table:table-cell table:style-name="ce197"/>
          <table:table-cell table:style-name="ce347"/>
          <table:table-cell table:style-name="ce197" table:number-columns-repeated="2"/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48" calcext:value-type="float">
            <text:p>48</text:p>
          </table:table-cell>
          <table:table-cell table:style-name="ce345"/>
          <table:table-cell table:style-name="ce348"/>
          <table:table-cell table:style-name="ce345" table:number-columns-repeated="2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49" calcext:value-type="float">
            <text:p>49</text:p>
          </table:table-cell>
          <table:table-cell table:style-name="ce197"/>
          <table:table-cell table:style-name="ce347"/>
          <table:table-cell table:style-name="ce197" table:number-columns-repeated="2"/>
          <table:table-cell table:style-name="ce351"/>
          <table:table-cell table:number-columns-repeated="1018"/>
        </table:table-row>
        <table:table-row table:style-name="ro1">
          <table:table-cell table:style-name="ce336" office:value-type="float" office:value="50" calcext:value-type="float">
            <text:p>50</text:p>
          </table:table-cell>
          <table:table-cell table:style-name="ce345"/>
          <table:table-cell table:style-name="ce348"/>
          <table:table-cell table:style-name="ce345" table:number-columns-repeated="2"/>
          <table:table-cell table:style-name="ce352"/>
          <table:table-cell table:number-columns-repeated="1018"/>
        </table:table-row>
        <table:table-row table:style-name="ro1">
          <table:table-cell table:style-name="ce335" office:value-type="float" office:value="51" calcext:value-type="float">
            <text:p>51</text:p>
          </table:table-cell>
          <table:table-cell table:style-name="ce197"/>
          <table:table-cell table:style-name="ce347"/>
          <table:table-cell table:style-name="ce197" table:number-columns-repeated="2"/>
          <table:table-cell table:style-name="ce351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to make damag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advHold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wpcd__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kobieta.wp.pl#$#abort-on-property-write __wpjsdebug__</text:p>
          </table:table-cell>
          <table:table-cell table:style-name="ce202" office:value-type="string" calcext:value-type="string">
            <text:p>kobieta.wp.pl#$#abort-on-property-read __wpjsdebug__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wpApi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reki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P.gq210ykp.bodies["234437_3"] = function() {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kobieta2016.wp.pl/wiadomosc.html/L32/932087904/x59/OasDefault/BusinessClick_Kobieta_x59/adx-iaq678292732337.html/5577674970462b42354d7741422f4371?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wp_spa_config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p.parentNode.insertBefor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load Script 2 a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document.getElementsByTagName s</text:p>
          </table:table-cell>
          <table:table-cell table:number-columns-repeated="1020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0" table:default-cell-style-name="ce236"/>
        <table:table-column table:style-name="co15" table:visibility="collapse" table:default-cell-style-name="ce236"/>
        <table:table-column table:style-name="co21" table:default-cell-style-name="ce236"/>
        <table:table-column table:style-name="co22" table:default-cell-style-name="ce236"/>
        <table:table-column table:style-name="co23" table:default-cell-style-name="ce236"/>
        <table:table-column table:style-name="co24" table:default-cell-style-name="ce399"/>
        <table:table-column table:style-name="co25" table:default-cell-style-name="ce236"/>
        <table:table-column table:style-name="co12" table:number-columns-repeated="1017" table:default-cell-style-name="ce236"/>
        <table:table-row table:style-name="ro1">
          <table:table-cell table:style-name="ce353"/>
          <table:table-cell table:style-name="ce357"/>
          <table:table-cell table:style-name="ce357" office:value-type="string" calcext:value-type="string">
            <text:p>site</text:p>
          </table:table-cell>
          <table:table-cell table:style-name="ce357" office:value-type="string" calcext:value-type="string">
            <text:p>status</text:p>
          </table:table-cell>
          <table:table-cell table:style-name="ce357" office:value-type="string" calcext:value-type="string">
            <text:p>filter</text:p>
          </table:table-cell>
          <table:table-cell table:style-name="ce389" office:value-type="string" calcext:value-type="string">
            <text:p>reason</text:p>
          </table:table-cell>
          <table:table-cell table:style-name="ce400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54" office:value-type="float" office:value="1" calcext:value-type="float">
            <text:p>1</text:p>
          </table:table-cell>
          <table:table-cell table:style-name="ce358" table:formula="of:=RIGHT([.C2];LEN([.C2])-FIND(&quot;.&quot;;[.C2]))" office:value-type="string" office:string-value="com" calcext:value-type="string">
            <text:p>com</text:p>
          </table:table-cell>
          <table:table-cell table:style-name="ce360" office:value-type="string" calcext:value-type="string">
            <text:p>nerwica.com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2" calcext:value-type="float">
            <text:p>2</text:p>
          </table:table-cell>
          <table:table-cell table:style-name="ce359" table:formula="of:=RIGHT([.C3];LEN([.C3])-FIND(&quot;.&quot;;[.C3]))" office:value-type="string" office:string-value="fm" calcext:value-type="string">
            <text:p>fm</text:p>
          </table:table-cell>
          <table:table-cell table:style-name="ce346" office:value-type="string" calcext:value-type="string">
            <text:p>open.fm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3" calcext:value-type="float">
            <text:p>3</text:p>
          </table:table-cell>
          <table:table-cell table:style-name="ce358" table:formula="of:=RIGHT([.C4];LEN([.C4])-FIND(&quot;.&quot;;[.C4]))" office:value-type="string" office:string-value="money.pl" calcext:value-type="string">
            <text:p>money.pl</text:p>
          </table:table-cell>
          <table:table-cell table:style-name="ce360" office:value-type="string" calcext:value-type="string">
            <text:p>direct.money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4" calcext:value-type="float">
            <text:p>4</text:p>
          </table:table-cell>
          <table:table-cell table:style-name="ce359" table:formula="of:=RIGHT([.C5];LEN([.C5])-FIND(&quot;.&quot;;[.C5]))" office:value-type="string" office:string-value="money.pl" calcext:value-type="string">
            <text:p>money.pl</text:p>
          </table:table-cell>
          <table:table-cell table:style-name="ce346" office:value-type="string" calcext:value-type="string">
            <text:p>praca.money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5" calcext:value-type="float">
            <text:p>5</text:p>
          </table:table-cell>
          <table:table-cell table:style-name="ce358" table:formula="of:=RIGHT([.C6];LEN([.C6])-FIND(&quot;.&quot;;[.C6]))" office:value-type="string" office:string-value="money.pl" calcext:value-type="string">
            <text:p>money.pl</text:p>
          </table:table-cell>
          <table:table-cell table:style-name="ce360" office:value-type="string" calcext:value-type="string">
            <text:p>prawo.money.pl</text:p>
          </table:table-cell>
          <table:table-cell table:style-name="ce367" office:value-type="string" calcext:value-type="string">
            <text:p>OK</text:p>
          </table:table-cell>
          <table:table-cell table:style-name="ce360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390"/>
          <table:table-cell table:style-name="ce401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355" office:value-type="float" office:value="6" calcext:value-type="float">
            <text:p>6</text:p>
          </table:table-cell>
          <table:table-cell table:style-name="ce359" table:formula="of:=RIGHT([.C7];LEN([.C7])-FIND(&quot;.&quot;;[.C7]))" office:value-type="string" office:string-value="o2.pl" calcext:value-type="string">
            <text:p>o2.pl</text:p>
          </table:table-cell>
          <table:table-cell table:style-name="ce346" office:value-type="string" calcext:value-type="string">
            <text:p>poczta.o2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7" calcext:value-type="float">
            <text:p>7</text:p>
          </table:table-cell>
          <table:table-cell table:style-name="ce358" table:formula="of:=RIGHT([.C8];LEN([.C8])-FIND(&quot;.&quot;;[.C8]))" office:value-type="string" office:string-value="pl" calcext:value-type="string">
            <text:p>pl</text:p>
          </table:table-cell>
          <table:table-cell table:style-name="ce360" office:value-type="string" calcext:value-type="string">
            <text:p>abczdrowie.pl</text:p>
          </table:table-cell>
          <table:table-cell table:style-name="ce367" office:value-type="string" calcext:value-type="string">
            <text:p>ADVERT</text:p>
          </table:table-cell>
          <table:table-cell table:style-name="ce360" office:value-type="string" calcext:value-type="string">
            <text:p>https://zywienie.abczdrowie.pl/kolendra-wlasciwosci-odzywcze-zastosowanie</text:p>
          </table:table-cell>
          <table:table-cell table:style-name="ce390" office:value-type="string" calcext:value-type="string">
            <text:p>.contentstream-bar</text:p>
          </table:table-cell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8" calcext:value-type="float">
            <text:p>8</text:p>
          </table:table-cell>
          <table:table-cell table:style-name="ce359" table:formula="of:=RIGHT([.C9];LEN([.C9])-FIND(&quot;.&quot;;[.C9]))" office:value-type="string" office:string-value="pl" calcext:value-type="string">
            <text:p>pl</text:p>
          </table:table-cell>
          <table:table-cell table:style-name="ce346" office:value-type="string" calcext:value-type="string">
            <text:p>autokult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9" calcext:value-type="float">
            <text:p>9</text:p>
          </table:table-cell>
          <table:table-cell table:style-name="ce358" table:formula="of:=RIGHT([.C10];LEN([.C10])-FIND(&quot;.&quot;;[.C10]))" office:value-type="string" office:string-value="pl" calcext:value-type="string">
            <text:p>pl</text:p>
          </table:table-cell>
          <table:table-cell table:style-name="ce360" office:value-type="string" calcext:value-type="string">
            <text:p>bloog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10" calcext:value-type="float">
            <text:p>10</text:p>
          </table:table-cell>
          <table:table-cell table:style-name="ce359" table:formula="of:=RIGHT([.C11];LEN([.C11])-FIND(&quot;.&quot;;[.C11]))" office:value-type="string" office:string-value="com" calcext:value-type="string">
            <text:p>com</text:p>
          </table:table-cell>
          <table:table-cell table:style-name="ce346" office:value-type="string" calcext:value-type="string">
            <text:p>interaktywnie.com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11" calcext:value-type="float">
            <text:p>11</text:p>
          </table:table-cell>
          <table:table-cell table:style-name="ce358" table:formula="of:=RIGHT([.C12];LEN([.C12])-FIND(&quot;.&quot;;[.C12]))" office:value-type="string" office:string-value="pl" calcext:value-type="string">
            <text:p>pl</text:p>
          </table:table-cell>
          <table:table-cell table:style-name="ce201" office:value-type="string" calcext:value-type="string">
            <text:p>docelu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12" calcext:value-type="float">
            <text:p>12</text:p>
          </table:table-cell>
          <table:table-cell table:style-name="ce359" table:formula="of:=RIGHT([.C13];LEN([.C13])-FIND(&quot;.&quot;;[.C13]))" office:value-type="string" office:string-value="pl" calcext:value-type="string">
            <text:p>pl</text:p>
          </table:table-cell>
          <table:table-cell table:style-name="ce346" office:value-type="string" calcext:value-type="string">
            <text:p>domodi.pl</text:p>
          </table:table-cell>
          <table:table-cell table:style-name="ce368" office:value-type="string" calcext:value-type="string">
            <text:p>NO ADS BY DEFAUL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13" calcext:value-type="float">
            <text:p>13</text:p>
          </table:table-cell>
          <table:table-cell table:style-name="ce358" table:formula="of:=RIGHT([.C14];LEN([.C14])-FIND(&quot;.&quot;;[.C14]))" office:value-type="string" office:string-value="pl" calcext:value-type="string">
            <text:p>pl</text:p>
          </table:table-cell>
          <table:table-cell table:style-name="ce360" office:value-type="string" calcext:value-type="string">
            <text:p>echirurgia.pl</text:p>
          </table:table-cell>
          <table:table-cell table:style-name="ce367" office:value-type="string" calcext:value-type="string">
            <text:p>OK</text:p>
          </table:table-cell>
          <table:table-cell table:style-name="ce360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14" calcext:value-type="float">
            <text:p>14</text:p>
          </table:table-cell>
          <table:table-cell table:style-name="ce359" table:formula="of:=RIGHT([.C15];LEN([.C15])-FIND(&quot;.&quot;;[.C15]))" office:value-type="string" office:string-value="pl" calcext:value-type="string">
            <text:p>pl</text:p>
          </table:table-cell>
          <table:table-cell table:style-name="ce346" office:value-type="string" calcext:value-type="string">
            <text:p>gadzetomania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15" calcext:value-type="float">
            <text:p>15</text:p>
          </table:table-cell>
          <table:table-cell table:style-name="ce358" table:formula="of:=RIGHT([.C16];LEN([.C16])-FIND(&quot;.&quot;;[.C16]))" office:value-type="string" office:string-value="pl" calcext:value-type="string">
            <text:p>pl</text:p>
          </table:table-cell>
          <table:table-cell table:style-name="ce360" office:value-type="string" calcext:value-type="string">
            <text:p>homebook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16" calcext:value-type="float">
            <text:p>16</text:p>
          </table:table-cell>
          <table:table-cell table:style-name="ce359" table:formula="of:=RIGHT([.C17];LEN([.C17])-FIND(&quot;.&quot;;[.C17]))" office:value-type="string" office:string-value="pl" calcext:value-type="string">
            <text:p>pl</text:p>
          </table:table-cell>
          <table:table-cell table:style-name="ce346" office:value-type="string" calcext:value-type="string">
            <text:p>kafeteria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17" calcext:value-type="float">
            <text:p>17</text:p>
          </table:table-cell>
          <table:table-cell table:style-name="ce358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360" office:value-type="string" calcext:value-type="string">
            <text:p>forum.kafeteria.pl</text:p>
          </table:table-cell>
          <table:table-cell table:style-name="ce369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18" calcext:value-type="float">
            <text:p>18</text:p>
          </table:table-cell>
          <table:table-cell table:style-name="ce359" table:formula="of:=RIGHT([.C19];LEN([.C19])-FIND(&quot;.&quot;;[.C19]))" office:value-type="string" office:string-value="pl" calcext:value-type="string">
            <text:p>pl</text:p>
          </table:table-cell>
          <table:table-cell table:style-name="ce346" office:value-type="string" calcext:value-type="string">
            <text:p>kardiolo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19" calcext:value-type="float">
            <text:p>19</text:p>
          </table:table-cell>
          <table:table-cell table:style-name="ce358" table:formula="of:=RIGHT([.C20];LEN([.C20])-FIND(&quot;.&quot;;[.C20]))" office:value-type="string" office:string-value="pl" calcext:value-type="string">
            <text:p>pl</text:p>
          </table:table-cell>
          <table:table-cell table:style-name="ce360" office:value-type="string" calcext:value-type="string">
            <text:p>komorkomania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20" calcext:value-type="float">
            <text:p>20</text:p>
          </table:table-cell>
          <table:table-cell table:style-name="ce359" table:formula="of:=RIGHT([.C21];LEN([.C21])-FIND(&quot;.&quot;;[.C21]))" office:value-type="string" office:string-value="pl" calcext:value-type="string">
            <text:p>pl</text:p>
          </table:table-cell>
          <table:table-cell table:style-name="ce346" office:value-type="string" calcext:value-type="string">
            <text:p>kowbojki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21" calcext:value-type="float">
            <text:p>21</text:p>
          </table:table-cell>
          <table:table-cell table:style-name="ce358" table:formula="of:=RIGHT([.C22];LEN([.C22])-FIND(&quot;.&quot;;[.C22]))" office:value-type="string" office:string-value="pl" calcext:value-type="string">
            <text:p>pl</text:p>
          </table:table-cell>
          <table:table-cell table:style-name="ce360" office:value-type="string" calcext:value-type="string">
            <text:p>luxlux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22" calcext:value-type="float">
            <text:p>22</text:p>
          </table:table-cell>
          <table:table-cell table:style-name="ce359" table:formula="of:=RIGHT([.C23];LEN([.C23])-FIND(&quot;.&quot;;[.C23]))" office:value-type="string" office:string-value="pl" calcext:value-type="string">
            <text:p>pl</text:p>
          </table:table-cell>
          <table:table-cell table:style-name="ce346" office:value-type="string" calcext:value-type="string">
            <text:p>medycyna24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23" calcext:value-type="float">
            <text:p>23</text:p>
          </table:table-cell>
          <table:table-cell table:style-name="ce358" table:formula="of:=RIGHT([.C24];LEN([.C24])-FIND(&quot;.&quot;;[.C24]))" office:value-type="string" office:string-value="pl" calcext:value-type="string">
            <text:p>pl</text:p>
          </table:table-cell>
          <table:table-cell table:style-name="ce360" office:value-type="string" calcext:value-type="string">
            <text:p>o2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24" calcext:value-type="float">
            <text:p>24</text:p>
          </table:table-cell>
          <table:table-cell table:style-name="ce359" table:formula="of:=RIGHT([.C25];LEN([.C25])-FIND(&quot;.&quot;;[.C25]))" office:value-type="string" office:string-value="pl" calcext:value-type="string">
            <text:p>pl</text:p>
          </table:table-cell>
          <table:table-cell table:style-name="ce346" office:value-type="string" calcext:value-type="string">
            <text:p>parenting.pl</text:p>
          </table:table-cell>
          <table:table-cell table:style-name="ce368" office:value-type="string" calcext:value-type="string">
            <text:p>TO SUBMIT</text:p>
          </table:table-cell>
          <table:table-cell table:style-name="ce346" office:value-type="string" calcext:value-type="string">
            <text:p>https://parenting.pl/baby-blues-nie-boj-sie-prosic-o-wsparcie</text:p>
          </table:table-cell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25" calcext:value-type="float">
            <text:p>25</text:p>
          </table:table-cell>
          <table:table-cell table:style-name="ce358" table:formula="of:=RIGHT([.C26];LEN([.C26])-FIND(&quot;.&quot;;[.C26]))" office:value-type="string" office:string-value="pl" calcext:value-type="string">
            <text:p>pl</text:p>
          </table:table-cell>
          <table:table-cell table:style-name="ce360" office:value-type="string" calcext:value-type="string">
            <text:p>pinger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26" calcext:value-type="float">
            <text:p>26</text:p>
          </table:table-cell>
          <table:table-cell table:style-name="ce359" table:formula="of:=RIGHT([.C27];LEN([.C27])-FIND(&quot;.&quot;;[.C27]))" office:value-type="string" office:string-value="pl" calcext:value-type="string">
            <text:p>pl</text:p>
          </table:table-cell>
          <table:table-cell table:style-name="ce346" office:value-type="string" calcext:value-type="string">
            <text:p>pogodnie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27" calcext:value-type="float">
            <text:p>27</text:p>
          </table:table-cell>
          <table:table-cell table:style-name="ce358" table:formula="of:=RIGHT([.C28];LEN([.C28])-FIND(&quot;.&quot;;[.C28]))" office:value-type="string" office:string-value="pl" calcext:value-type="string">
            <text:p>pl</text:p>
          </table:table-cell>
          <table:table-cell table:style-name="ce360" office:value-type="string" calcext:value-type="string">
            <text:p>pudelek.pl</text:p>
          </table:table-cell>
          <table:table-cell table:style-name="ce367" office:value-type="string" calcext:value-type="string">
            <text:p>ADVERT</text:p>
          </table:table-cell>
          <table:table-cell table:style-name="ce360"/>
          <table:table-cell table:style-name="ce390" office:value-type="string" calcext:value-type="string">
            <text:p>broken</text:p>
          </table:table-cell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28" calcext:value-type="float">
            <text:p>28</text:p>
          </table:table-cell>
          <table:table-cell table:style-name="ce359" table:formula="of:=RIGHT([.C29];LEN([.C29])-FIND(&quot;.&quot;;[.C29]))" office:value-type="string" office:string-value="pl" calcext:value-type="string">
            <text:p>pl</text:p>
          </table:table-cell>
          <table:table-cell table:style-name="ce346" office:value-type="string" calcext:value-type="string">
            <text:p>samosia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29" calcext:value-type="float">
            <text:p>29</text:p>
          </table:table-cell>
          <table:table-cell table:style-name="ce358" table:formula="of:=RIGHT([.C30];LEN([.C30])-FIND(&quot;.&quot;;[.C30]))" office:value-type="string" office:string-value="pl" calcext:value-type="string">
            <text:p>pl</text:p>
          </table:table-cell>
          <table:table-cell table:style-name="ce360" office:value-type="string" calcext:value-type="string">
            <text:p>smaczneblogi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30" calcext:value-type="float">
            <text:p>30</text:p>
          </table:table-cell>
          <table:table-cell table:style-name="ce359" table:formula="of:=RIGHT([.C31];LEN([.C31])-FIND(&quot;.&quot;;[.C31]))" office:value-type="string" office:string-value="pl" calcext:value-type="string">
            <text:p>pl</text:p>
          </table:table-cell>
          <table:table-cell table:style-name="ce346" office:value-type="string" calcext:value-type="string">
            <text:p>smog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31" calcext:value-type="float">
            <text:p>31</text:p>
          </table:table-cell>
          <table:table-cell table:style-name="ce358" table:formula="of:=RIGHT([.C32];LEN([.C32])-FIND(&quot;.&quot;;[.C32]))" office:value-type="string" office:string-value="pl" calcext:value-type="string">
            <text:p>pl</text:p>
          </table:table-cell>
          <table:table-cell table:style-name="ce360" office:value-type="string" calcext:value-type="string">
            <text:p>snobka.pl</text:p>
          </table:table-cell>
          <table:table-cell table:style-name="ce367" office:value-type="string" calcext:value-type="string">
            <text:p>NO ADS BY DEFAUL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32" calcext:value-type="float">
            <text:p>32</text:p>
          </table:table-cell>
          <table:table-cell table:style-name="ce359" table:formula="of:=RIGHT([.C33];LEN([.C33])-FIND(&quot;.&quot;;[.C33]))" office:value-type="string" office:string-value="pl" calcext:value-type="string">
            <text:p>pl</text:p>
          </table:table-cell>
          <table:table-cell table:style-name="ce346" office:value-type="string" calcext:value-type="string">
            <text:p>testwiedzy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33" calcext:value-type="float">
            <text:p>33</text:p>
          </table:table-cell>
          <table:table-cell table:style-name="ce358" table:formula="of:=RIGHT([.C34];LEN([.C34])-FIND(&quot;.&quot;;[.C34]))" office:value-type="string" office:string-value="pl" calcext:value-type="string">
            <text:p>pl</text:p>
          </table:table-cell>
          <table:table-cell table:style-name="ce362" office:value-type="string" calcext:value-type="string">
            <text:p>wakacje.pl</text:p>
          </table:table-cell>
          <table:table-cell table:style-name="ce370" office:value-type="string" calcext:value-type="string">
            <text:p>NO ADS BY DEFAULT</text:p>
          </table:table-cell>
          <table:table-cell table:style-name="ce362"/>
          <table:table-cell table:style-name="ce392"/>
          <table:table-cell table:style-name="ce473"/>
          <table:table-cell table:number-columns-repeated="1017"/>
        </table:table-row>
        <table:table-row table:style-name="ro1">
          <table:table-cell table:style-name="ce355" office:value-type="float" office:value="34" calcext:value-type="float">
            <text:p>34</text:p>
          </table:table-cell>
          <table:table-cell table:style-name="ce359" table:formula="of:=RIGHT([.C35];LEN([.C35])-FIND(&quot;.&quot;;[.C35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bilety24.wp.pl</text:p>
          </table:table-cell>
          <table:table-cell table:style-name="ce371" office:value-type="string" calcext:value-type="string">
            <text:p>NO ADS BY DEFAUL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35" calcext:value-type="float">
            <text:p>35</text:p>
          </table:table-cell>
          <table:table-cell table:style-name="ce358" table:formula="of:=RIGHT([.C36];LEN([.C36])-FIND(&quot;.&quot;;[.C36]))" office:value-type="string" office:string-value="wp.pl" calcext:value-type="string">
            <text:p>wp.pl</text:p>
          </table:table-cell>
          <table:table-cell table:style-name="ce360" office:value-type="string" calcext:value-type="string">
            <text:p>centralagier.wp.pl</text:p>
          </table:table-cell>
          <table:table-cell table:style-name="ce372" office:value-type="string" calcext:value-type="string">
            <text:p>NO ADS BY DEFAUL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36" calcext:value-type="float">
            <text:p>36</text:p>
          </table:table-cell>
          <table:table-cell table:style-name="ce359" table:formula="of:=RIGHT([.C37];LEN([.C37])-FIND(&quot;.&quot;;[.C37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diety.wp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37" calcext:value-type="float">
            <text:p>37</text:p>
          </table:table-cell>
          <table:table-cell table:style-name="ce358" table:formula="of:=RIGHT([.C38];LEN([.C38])-FIND(&quot;.&quot;;[.C38]))" office:value-type="string" office:string-value="wp.pl" calcext:value-type="string">
            <text:p>wp.pl</text:p>
          </table:table-cell>
          <table:table-cell table:style-name="ce360" office:value-type="string" calcext:value-type="string">
            <text:p>dlaprasy.wp.pl</text:p>
          </table:table-cell>
          <table:table-cell table:style-name="ce373" office:value-type="string" calcext:value-type="string">
            <text:p>NO ADS BY DEFAUL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38" calcext:value-type="float">
            <text:p>38</text:p>
          </table:table-cell>
          <table:table-cell table:style-name="ce359" table:formula="of:=RIGHT([.C39];LEN([.C39])-FIND(&quot;.&quot;;[.C39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dlugi.wp.pl</text:p>
          </table:table-cell>
          <table:table-cell table:style-name="ce374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39" calcext:value-type="float">
            <text:p>39</text:p>
          </table:table-cell>
          <table:table-cell table:style-name="ce358" table:formula="of:=RIGHT([.C40];LEN([.C40])-FIND(&quot;.&quot;;[.C40]))" office:value-type="string" office:string-value="wp.pl" calcext:value-type="string">
            <text:p>wp.pl</text:p>
          </table:table-cell>
          <table:table-cell table:style-name="ce201" office:value-type="string" calcext:value-type="string">
            <text:p>dom.wp.pl</text:p>
          </table:table-cell>
          <table:table-cell table:style-name="ce367" office:value-type="string" calcext:value-type="string">
            <text:p>ADVER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40" calcext:value-type="float">
            <text:p>40</text:p>
          </table:table-cell>
          <table:table-cell table:style-name="ce359" table:formula="of:=RIGHT([.C41];LEN([.C41])-FIND(&quot;.&quot;;[.C41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dziejesie.wp.pl</text:p>
          </table:table-cell>
          <table:table-cell table:style-name="ce368" office:value-type="string" calcext:value-type="string">
            <text:p>NO ADS BY DEFAUL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41" calcext:value-type="float">
            <text:p>41</text:p>
          </table:table-cell>
          <table:table-cell table:style-name="ce358" table:formula="of:=RIGHT([.C42];LEN([.C42])-FIND(&quot;.&quot;;[.C42]))" office:value-type="string" office:string-value="wp.pl" calcext:value-type="string">
            <text:p>wp.pl</text:p>
          </table:table-cell>
          <table:table-cell table:style-name="ce201" office:value-type="string" calcext:value-type="string">
            <text:p>facet.wp.pl</text:p>
          </table:table-cell>
          <table:table-cell table:style-name="ce367" office:value-type="string" calcext:value-type="string">
            <text:p>ADVER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42" calcext:value-type="float">
            <text:p>42</text:p>
          </table:table-cell>
          <table:table-cell table:style-name="ce359" table:formula="of:=RIGHT([.C43];LEN([.C43])-FIND(&quot;.&quot;;[.C43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film.wp.pl</text:p>
          </table:table-cell>
          <table:table-cell table:style-name="ce375" office:value-type="string" calcext:value-type="string">
            <text:p>ADVER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43" calcext:value-type="float">
            <text:p>43</text:p>
          </table:table-cell>
          <table:table-cell table:style-name="ce358" table:formula="of:=RIGHT([.C44];LEN([.C44])-FIND(&quot;.&quot;;[.C44]))" office:value-type="string" office:string-value="wp.pl" calcext:value-type="string">
            <text:p>wp.pl</text:p>
          </table:table-cell>
          <table:table-cell table:style-name="ce201" office:value-type="string" calcext:value-type="string">
            <text:p>finanse.wp.pl</text:p>
          </table:table-cell>
          <table:table-cell table:style-name="ce376" office:value-type="string" calcext:value-type="string">
            <text:p>TO SUBMIT</text:p>
          </table:table-cell>
          <table:table-cell table:style-name="ce360" office:value-type="string" calcext:value-type="string">
            <text:p>FIX AGAIN</text:p>
          </table:table-cell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44" calcext:value-type="float">
            <text:p>44</text:p>
          </table:table-cell>
          <table:table-cell table:style-name="ce359" table:formula="of:=RIGHT([.C45];LEN([.C45])-FIND(&quot;.&quot;;[.C45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gry.wp.pl</text:p>
          </table:table-cell>
          <table:table-cell table:style-name="ce377" office:value-type="string" calcext:value-type="string">
            <text:p>TO SUBMI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45" calcext:value-type="float">
            <text:p>45</text:p>
          </table:table-cell>
          <table:table-cell table:style-name="ce358" table:formula="of:=RIGHT([.C46];LEN([.C46])-FIND(&quot;.&quot;;[.C46]))" office:value-type="string" office:string-value="wp.pl" calcext:value-type="string">
            <text:p>wp.pl</text:p>
          </table:table-cell>
          <table:table-cell table:style-name="ce201" office:value-type="string" calcext:value-type="string">
            <text:p>gryonline.wp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46" calcext:value-type="float">
            <text:p>46</text:p>
          </table:table-cell>
          <table:table-cell table:style-name="ce359" table:formula="of:=RIGHT([.C47];LEN([.C47])-FIND(&quot;.&quot;;[.C47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gwiazdy.wp.pl</text:p>
          </table:table-cell>
          <table:table-cell table:style-name="ce378" office:value-type="string" calcext:value-type="string">
            <text:p>ADVERT</text:p>
          </table:table-cell>
          <table:table-cell table:style-name="ce346" office:value-type="string" calcext:value-type="string">
            <text:p>https://gwiazdy.wp.pl/renata-kaczoruk-znowu-zaskakuje-pokazala-odwazne-zdjecia-6547894606838400a</text:p>
          </table:table-cell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47" calcext:value-type="float">
            <text:p>47</text:p>
          </table:table-cell>
          <table:table-cell table:style-name="ce358" table:formula="of:=RIGHT([.C48];LEN([.C48])-FIND(&quot;.&quot;;[.C48]))" office:value-type="string" office:string-value="wp.pl" calcext:value-type="string">
            <text:p>wp.pl</text:p>
          </table:table-cell>
          <table:table-cell table:style-name="ce360" office:value-type="string" calcext:value-type="string">
            <text:p>holding.wp.pl</text:p>
          </table:table-cell>
          <table:table-cell table:style-name="ce367" office:value-type="string" calcext:value-type="string">
            <text:p>NO ADS BY DEFAUL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48" calcext:value-type="float">
            <text:p>48</text:p>
          </table:table-cell>
          <table:table-cell table:style-name="ce359" table:formula="of:=RIGHT([.C49];LEN([.C49])-FIND(&quot;.&quot;;[.C49]))" office:value-type="string" office:string-value="wp.pl" calcext:value-type="string">
            <text:p>wp.pl</text:p>
          </table:table-cell>
          <table:table-cell table:style-name="ce363" office:value-type="string" calcext:value-type="string">
            <text:p>horoskop.wp.pl</text:p>
          </table:table-cell>
          <table:table-cell table:style-name="ce379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49" calcext:value-type="float">
            <text:p>49</text:p>
          </table:table-cell>
          <table:table-cell table:style-name="ce358" table:formula="of:=RIGHT([.C50];LEN([.C50])-FIND(&quot;.&quot;;[.C50]))" office:value-type="string" office:string-value="wp.pl" calcext:value-type="string">
            <text:p>wp.pl</text:p>
          </table:table-cell>
          <table:table-cell table:style-name="ce201" office:value-type="string" calcext:value-type="string">
            <text:p>kobieta.wp.pl</text:p>
          </table:table-cell>
          <table:table-cell table:style-name="ce367" office:value-type="string" calcext:value-type="string">
            <text:p>ADVER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50" calcext:value-type="float">
            <text:p>50</text:p>
          </table:table-cell>
          <table:table-cell table:style-name="ce359" table:formula="of:=RIGHT([.C51];LEN([.C51])-FIND(&quot;.&quot;;[.C51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ksiazki.wp.pl</text:p>
          </table:table-cell>
          <table:table-cell table:style-name="ce380" office:value-type="string" calcext:value-type="string">
            <text:p>ADVER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51" calcext:value-type="float">
            <text:p>51</text:p>
          </table:table-cell>
          <table:table-cell table:style-name="ce358" table:formula="of:=RIGHT([.C52];LEN([.C52])-FIND(&quot;.&quot;;[.C52]))" office:value-type="string" office:string-value="wp.pl" calcext:value-type="string">
            <text:p>wp.pl</text:p>
          </table:table-cell>
          <table:table-cell table:style-name="ce201" office:value-type="string" calcext:value-type="string">
            <text:p>kuchnia.wp.pl</text:p>
          </table:table-cell>
          <table:table-cell table:style-name="ce367" office:value-type="string" calcext:value-type="string">
            <text:p>ADVER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52" calcext:value-type="float">
            <text:p>52</text:p>
          </table:table-cell>
          <table:table-cell table:style-name="ce359" table:formula="of:=RIGHT([.C53];LEN([.C53])-FIND(&quot;.&quot;;[.C53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magazyn.wp.pl</text:p>
          </table:table-cell>
          <table:table-cell table:style-name="ce381" office:value-type="string" calcext:value-type="string">
            <text:p>Anti-adblock 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53" calcext:value-type="float">
            <text:p>53</text:p>
          </table:table-cell>
          <table:table-cell table:style-name="ce358" table:formula="of:=RIGHT([.C54];LEN([.C54])-FIND(&quot;.&quot;;[.C54]))" office:value-type="string" office:string-value="wp.pl" calcext:value-type="string">
            <text:p>wp.pl</text:p>
          </table:table-cell>
          <table:table-cell table:style-name="ce201" office:value-type="string" calcext:value-type="string">
            <text:p>morizon.wp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54" calcext:value-type="float">
            <text:p>54</text:p>
          </table:table-cell>
          <table:table-cell table:style-name="ce359" table:formula="of:=RIGHT([.C55];LEN([.C55])-FIND(&quot;.&quot;;[.C55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moto.wp.pl</text:p>
          </table:table-cell>
          <table:table-cell table:style-name="ce368" office:value-type="string" calcext:value-type="string">
            <text:p>TO SUBMIT</text:p>
          </table:table-cell>
          <table:table-cell table:style-name="ce346" office:value-type="string" calcext:value-type="string">
            <text:p>FIX AGAIN</text:p>
          </table:table-cell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55" calcext:value-type="float">
            <text:p>55</text:p>
          </table:table-cell>
          <table:table-cell table:style-name="ce358" table:formula="of:=RIGHT([.C56];LEN([.C56])-FIND(&quot;.&quot;;[.C56]))" office:value-type="string" office:string-value="wp.pl" calcext:value-type="string">
            <text:p>wp.pl</text:p>
          </table:table-cell>
          <table:table-cell table:style-name="ce360" office:value-type="string" calcext:value-type="string">
            <text:p>nocowanie.wp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56" calcext:value-type="float">
            <text:p>56</text:p>
          </table:table-cell>
          <table:table-cell table:style-name="ce359" table:formula="of:=RIGHT([.C57];LEN([.C57])-FIND(&quot;.&quot;;[.C57]))" office:value-type="string" office:string-value="wp.pl" calcext:value-type="string">
            <text:p>wp.pl</text:p>
          </table:table-cell>
          <table:table-cell table:style-name="ce363" office:value-type="string" calcext:value-type="string">
            <text:p>opinie.wp.pl</text:p>
          </table:table-cell>
          <table:table-cell table:style-name="ce368" office:value-type="string" calcext:value-type="string">
            <text:p>ADVERT</text:p>
          </table:table-cell>
          <table:table-cell table:style-name="ce346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57" calcext:value-type="float">
            <text:p>57</text:p>
          </table:table-cell>
          <table:table-cell table:style-name="ce358" table:formula="of:=RIGHT([.C58];LEN([.C58])-FIND(&quot;.&quot;;[.C58]))" office:value-type="string" office:string-value="wp.pl" calcext:value-type="string">
            <text:p>wp.pl</text:p>
          </table:table-cell>
          <table:table-cell table:style-name="ce360" office:value-type="string" calcext:value-type="string">
            <text:p>pilot.wp.pl</text:p>
          </table:table-cell>
          <table:table-cell table:style-name="ce367" office:value-type="string" calcext:value-type="string">
            <text:p>ADVER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58" calcext:value-type="float">
            <text:p>58</text:p>
          </table:table-cell>
          <table:table-cell table:style-name="ce359" table:formula="of:=RIGHT([.C59];LEN([.C59])-FIND(&quot;.&quot;;[.C59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poczta.wp.pl</text:p>
          </table:table-cell>
          <table:table-cell table:style-name="ce382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59" calcext:value-type="float">
            <text:p>59</text:p>
          </table:table-cell>
          <table:table-cell table:style-name="ce358" table:formula="of:=RIGHT([.C60];LEN([.C60])-FIND(&quot;.&quot;;[.C60]))" office:value-type="string" office:string-value="wp.pl" calcext:value-type="string">
            <text:p>wp.pl</text:p>
          </table:table-cell>
          <table:table-cell table:style-name="ce201" office:value-type="string" calcext:value-type="string">
            <text:p>pogoda.wp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60" calcext:value-type="float">
            <text:p>60</text:p>
          </table:table-cell>
          <table:table-cell table:style-name="ce359" table:formula="of:=RIGHT([.C61];LEN([.C61])-FIND(&quot;.&quot;;[.C61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profil.wp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61" calcext:value-type="float">
            <text:p>61</text:p>
          </table:table-cell>
          <table:table-cell table:style-name="ce358" table:formula="of:=RIGHT([.C62];LEN([.C62])-FIND(&quot;.&quot;;[.C62]))" office:value-type="string" office:string-value="wp.pl" calcext:value-type="string">
            <text:p>wp.pl</text:p>
          </table:table-cell>
          <table:table-cell table:style-name="ce201" office:value-type="string" calcext:value-type="string">
            <text:p>radar.wp.pl</text:p>
          </table:table-cell>
          <table:table-cell table:style-name="ce367" office:value-type="string" calcext:value-type="string">
            <text:p>NO ADS BY DEFAUL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62" calcext:value-type="float">
            <text:p>62</text:p>
          </table:table-cell>
          <table:table-cell table:style-name="ce359" table:formula="of:=RIGHT([.C63];LEN([.C63])-FIND(&quot;.&quot;;[.C63]))" office:value-type="string" office:string-value="wp.pl" calcext:value-type="string">
            <text:p>wp.pl</text:p>
          </table:table-cell>
          <table:table-cell table:style-name="ce364" office:value-type="string" calcext:value-type="string">
            <text:p>reklama.wp.pl</text:p>
          </table:table-cell>
          <table:table-cell table:style-name="ce368" office:value-type="string" calcext:value-type="string">
            <text:p>NO ADS BY DEFAUL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63" calcext:value-type="float">
            <text:p>63</text:p>
          </table:table-cell>
          <table:table-cell table:style-name="ce358" table:formula="of:=RIGHT([.C64];LEN([.C64])-FIND(&quot;.&quot;;[.C64]))" office:value-type="string" office:string-value="wp.pl" calcext:value-type="string">
            <text:p>wp.pl</text:p>
          </table:table-cell>
          <table:table-cell table:style-name="ce201" office:value-type="string" calcext:value-type="string">
            <text:p>rekrutacja.wp.pl</text:p>
          </table:table-cell>
          <table:table-cell table:style-name="ce367" office:value-type="string" calcext:value-type="string">
            <text:p>NO ADS BY DEFAUL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64" calcext:value-type="float">
            <text:p>64</text:p>
          </table:table-cell>
          <table:table-cell table:style-name="ce359" table:formula="of:=RIGHT([.C65];LEN([.C65])-FIND(&quot;.&quot;;[.C65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sportowefakty.wp.pl</text:p>
          </table:table-cell>
          <table:table-cell table:style-name="ce368" office:value-type="string" calcext:value-type="string">
            <text:p>ADVER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65" calcext:value-type="float">
            <text:p>65</text:p>
          </table:table-cell>
          <table:table-cell table:style-name="ce358" table:formula="of:=RIGHT([.C66];LEN([.C66])-FIND(&quot;.&quot;;[.C66]))" office:value-type="string" office:string-value="wp.pl" calcext:value-type="string">
            <text:p>wp.pl</text:p>
          </table:table-cell>
          <table:table-cell table:style-name="ce360" office:value-type="string" calcext:value-type="string">
            <text:p>targinamedal.wp.pl</text:p>
          </table:table-cell>
          <table:table-cell table:style-name="ce367" office:value-type="string" calcext:value-type="string">
            <text:p>NO ADS BY DEFAUL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66" calcext:value-type="float">
            <text:p>66</text:p>
          </table:table-cell>
          <table:table-cell table:style-name="ce359" table:formula="of:=RIGHT([.C67];LEN([.C67])-FIND(&quot;.&quot;;[.C67]))" office:value-type="string" office:string-value="wp.pl" calcext:value-type="string">
            <text:p>wp.pl</text:p>
          </table:table-cell>
          <table:table-cell table:style-name="ce363" office:value-type="string" calcext:value-type="string">
            <text:p>tech.wp.pl</text:p>
          </table:table-cell>
          <table:table-cell table:style-name="ce368" office:value-type="string" calcext:value-type="string">
            <text:p>ADVER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67" calcext:value-type="float">
            <text:p>67</text:p>
          </table:table-cell>
          <table:table-cell table:style-name="ce358" table:formula="of:=RIGHT([.C68];LEN([.C68])-FIND(&quot;.&quot;;[.C68]))" office:value-type="string" office:string-value="wp.pl" calcext:value-type="string">
            <text:p>wp.pl</text:p>
          </table:table-cell>
          <table:table-cell table:style-name="ce360" office:value-type="string" calcext:value-type="string">
            <text:p>teleshow.wp.pl</text:p>
          </table:table-cell>
          <table:table-cell table:style-name="ce367" office:value-type="string" calcext:value-type="string">
            <text:p>ADVER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68" calcext:value-type="float">
            <text:p>68</text:p>
          </table:table-cell>
          <table:table-cell table:style-name="ce359" table:formula="of:=RIGHT([.C69];LEN([.C69])-FIND(&quot;.&quot;;[.C69]))" office:value-type="string" office:string-value="wp.pl" calcext:value-type="string">
            <text:p>wp.pl</text:p>
          </table:table-cell>
          <table:table-cell table:style-name="ce363" office:value-type="string" calcext:value-type="string">
            <text:p>telewizja.wp.pl</text:p>
          </table:table-cell>
          <table:table-cell table:style-name="ce368" office:value-type="string" calcext:value-type="string">
            <text:p>NO ADS BY DEFAUL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69" calcext:value-type="float">
            <text:p>69</text:p>
          </table:table-cell>
          <table:table-cell table:style-name="ce358" table:formula="of:=RIGHT([.C70];LEN([.C70])-FIND(&quot;.&quot;;[.C70]))" office:value-type="string" office:string-value="wp.pl" calcext:value-type="string">
            <text:p>wp.pl</text:p>
          </table:table-cell>
          <table:table-cell table:style-name="ce360" office:value-type="string" calcext:value-type="string">
            <text:p>turystyka.wp.pl</text:p>
          </table:table-cell>
          <table:table-cell table:style-name="ce383" office:value-type="string" calcext:value-type="string">
            <text:p>ADVERT</text:p>
          </table:table-cell>
          <table:table-cell table:style-name="ce360" office:value-type="string" calcext:value-type="string">
            <text:p>https://turystyka.wp.pl/kruszyniany-zobacz-jak-wyglada-najbardziej-tatarska-wies-w-polsce-6547891877926529v</text:p>
          </table:table-cell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70" calcext:value-type="float">
            <text:p>70</text:p>
          </table:table-cell>
          <table:table-cell table:style-name="ce359" table:formula="of:=RIGHT([.C71];LEN([.C71])-FIND(&quot;.&quot;;[.C71]))" office:value-type="string" office:string-value="wp.pl" calcext:value-type="string">
            <text:p>wp.pl</text:p>
          </table:table-cell>
          <table:table-cell table:style-name="ce363" office:value-type="string" calcext:value-type="string">
            <text:p>tv.wp.pl</text:p>
          </table:table-cell>
          <table:table-cell table:style-name="ce368" office:value-type="string" calcext:value-type="string">
            <text:p>ADVER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71" calcext:value-type="float">
            <text:p>71</text:p>
          </table:table-cell>
          <table:table-cell table:style-name="ce358" table:formula="of:=RIGHT([.C72];LEN([.C72])-FIND(&quot;.&quot;;[.C72]))" office:value-type="string" office:string-value="wp.pl" calcext:value-type="string">
            <text:p>wp.pl</text:p>
          </table:table-cell>
          <table:table-cell table:style-name="ce360" office:value-type="string" calcext:value-type="string">
            <text:p>twojeip.wp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72" calcext:value-type="float">
            <text:p>72</text:p>
          </table:table-cell>
          <table:table-cell table:style-name="ce359" table:formula="of:=RIGHT([.C73];LEN([.C73])-FIND(&quot;.&quot;;[.C73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typer.wp.pl</text:p>
          </table:table-cell>
          <table:table-cell table:style-name="ce368" office:value-type="string" calcext:value-type="string">
            <text:p>NO ADS BY DEFAUL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73" calcext:value-type="float">
            <text:p>73</text:p>
          </table:table-cell>
          <table:table-cell table:style-name="ce358" table:formula="of:=RIGHT([.C74];LEN([.C74])-FIND(&quot;.&quot;;[.C74]))" office:value-type="string" office:string-value="wp.pl" calcext:value-type="string">
            <text:p>wp.pl</text:p>
          </table:table-cell>
          <table:table-cell table:style-name="ce201" office:value-type="string" calcext:value-type="string">
            <text:p>video.wp.pl</text:p>
          </table:table-cell>
          <table:table-cell table:style-name="ce367" office:value-type="string" calcext:value-type="string">
            <text:p>ADVER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74" calcext:value-type="float">
            <text:p>74</text:p>
          </table:table-cell>
          <table:table-cell table:style-name="ce359" table:formula="of:=RIGHT([.C75];LEN([.C75])-FIND(&quot;.&quot;;[.C75]))" office:value-type="string" office:string-value="wp.pl" calcext:value-type="string">
            <text:p>wp.pl</text:p>
          </table:table-cell>
          <table:table-cell table:style-name="ce346" office:value-type="string" calcext:value-type="string">
            <text:p>wawalove.wp.pl</text:p>
          </table:table-cell>
          <table:table-cell table:style-name="ce368" office:value-type="string" calcext:value-type="string">
            <text:p>ADVER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75" calcext:value-type="float">
            <text:p>75</text:p>
          </table:table-cell>
          <table:table-cell table:style-name="ce358" table:formula="of:=RIGHT([.C76];LEN([.C76])-FIND(&quot;.&quot;;[.C76]))" office:value-type="string" office:string-value="wp.pl" calcext:value-type="string">
            <text:p>wp.pl</text:p>
          </table:table-cell>
          <table:table-cell table:style-name="ce201" office:value-type="string" calcext:value-type="string">
            <text:p>wiadomosci.wp.pl</text:p>
          </table:table-cell>
          <table:table-cell table:style-name="ce367" office:value-type="string" calcext:value-type="string">
            <text:p>ADVER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76" calcext:value-type="float">
            <text:p>76</text:p>
          </table:table-cell>
          <table:table-cell table:style-name="ce359" table:formula="of:=RIGHT([.C77];LEN([.C77])-FIND(&quot;.&quot;;[.C77]))" office:value-type="string" office:string-value="wp.pl" calcext:value-type="string">
            <text:p>wp.pl</text:p>
          </table:table-cell>
          <table:table-cell table:style-name="ce365" office:value-type="string" calcext:value-type="string">
            <text:p>www.wp.pl</text:p>
          </table:table-cell>
          <table:table-cell table:style-name="ce384" office:value-type="string" calcext:value-type="string">
            <text:p>OK</text:p>
          </table:table-cell>
          <table:table-cell table:style-name="ce365"/>
          <table:table-cell table:style-name="ce393"/>
          <table:table-cell table:style-name="ce474"/>
          <table:table-cell table:number-columns-repeated="1017"/>
        </table:table-row>
        <table:table-row table:style-name="ro1">
          <table:table-cell table:style-name="ce354" office:value-type="float" office:value="77" calcext:value-type="float">
            <text:p>77</text:p>
          </table:table-cell>
          <table:table-cell table:style-name="ce360"/>
          <table:table-cell table:style-name="ce201" office:value-type="string" calcext:value-type="string">
            <text:p>autocentrum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78" calcext:value-type="float">
            <text:p>78</text:p>
          </table:table-cell>
          <table:table-cell table:style-name="ce346"/>
          <table:table-cell table:style-name="ce346" office:value-type="string" calcext:value-type="string">
            <text:p>easygo.pl</text:p>
          </table:table-cell>
          <table:table-cell table:style-name="ce385" office:value-type="string" calcext:value-type="string">
            <text:p>NO ADS BY DEFAUL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79" calcext:value-type="float">
            <text:p>79</text:p>
          </table:table-cell>
          <table:table-cell table:style-name="ce360"/>
          <table:table-cell table:style-name="ce201" office:value-type="string" calcext:value-type="string">
            <text:p>hotmoney.pl</text:p>
          </table:table-cell>
          <table:table-cell table:style-name="ce367" office:value-type="string" calcext:value-type="string">
            <text:p>NO ADS BY DEFAULT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80" calcext:value-type="float">
            <text:p>80</text:p>
          </table:table-cell>
          <table:table-cell table:style-name="ce346"/>
          <table:table-cell table:style-name="ce346" office:value-type="string" calcext:value-type="string">
            <text:p>interaktywnie.com</text:p>
          </table:table-cell>
          <table:table-cell table:style-name="ce368" office:value-type="string" calcext:value-type="string">
            <text:p>NO ADS BY DEFAULT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81" calcext:value-type="float">
            <text:p>81</text:p>
          </table:table-cell>
          <table:table-cell table:style-name="ce360"/>
          <table:table-cell table:style-name="ce201" office:value-type="string" calcext:value-type="string">
            <text:p>inwestycje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82" calcext:value-type="float">
            <text:p>82</text:p>
          </table:table-cell>
          <table:table-cell table:style-name="ce346"/>
          <table:table-cell table:style-name="ce346" office:value-type="string" calcext:value-type="string">
            <text:p>kantory.pl</text:p>
          </table:table-cell>
          <table:table-cell table:style-name="ce368" office:value-type="string" calcext:value-type="string">
            <text:p>NO ADS BY DEFAULT</text:p>
          </table:table-cell>
          <table:table-cell table:style-name="ce346" office:value-type="string" calcext:value-type="string">
            <text:p>has connected sites</text:p>
          </table:table-cell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83" calcext:value-type="float">
            <text:p>83</text:p>
          </table:table-cell>
          <table:table-cell table:style-name="ce346"/>
          <table:table-cell table:style-name="ce201" office:value-type="string" calcext:value-type="string">
            <text:p>komediowo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84" calcext:value-type="float">
            <text:p>84</text:p>
          </table:table-cell>
          <table:table-cell table:style-name="ce346"/>
          <table:table-cell table:style-name="ce346" office:value-type="string" calcext:value-type="string">
            <text:p>mojeauto.pl</text:p>
          </table:table-cell>
          <table:table-cell table:style-name="ce368" office:value-type="string" calcext:value-type="string">
            <text:p>OK</text:p>
          </table:table-cell>
          <table:table-cell table:style-name="ce346" office:value-type="string" calcext:value-type="string">
            <text:p>has connected sites</text:p>
          </table:table-cell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85" calcext:value-type="float">
            <text:p>85</text:p>
          </table:table-cell>
          <table:table-cell table:style-name="ce346"/>
          <table:table-cell table:style-name="ce201" office:value-type="string" calcext:value-type="string">
            <text:p>nasygnale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86" calcext:value-type="float">
            <text:p>86</text:p>
          </table:table-cell>
          <table:table-cell table:style-name="ce346"/>
          <table:table-cell table:style-name="ce346" office:value-type="string" calcext:value-type="string">
            <text:p>niewiarygodne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87" calcext:value-type="float">
            <text:p>87</text:p>
          </table:table-cell>
          <table:table-cell table:style-name="ce346"/>
          <table:table-cell table:style-name="ce346" office:value-type="string" calcext:value-type="string">
            <text:p>odkrywcy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88" calcext:value-type="float">
            <text:p>88</text:p>
          </table:table-cell>
          <table:table-cell table:style-name="ce346"/>
          <table:table-cell table:style-name="ce201" office:value-type="string" calcext:value-type="string">
            <text:p>sfora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89" calcext:value-type="float">
            <text:p>89</text:p>
          </table:table-cell>
          <table:table-cell table:style-name="ce346"/>
          <table:table-cell table:style-name="ce201" office:value-type="string" calcext:value-type="string">
            <text:p>fotoblogia.pl</text:p>
          </table:table-cell>
          <table:table-cell table:style-name="ce367" office:value-type="string" calcext:value-type="string">
            <text:p>OK</text:p>
          </table:table-cell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90" calcext:value-type="float">
            <text:p>90</text:p>
          </table:table-cell>
          <table:table-cell table:style-name="ce346"/>
          <table:table-cell table:style-name="ce346" office:value-type="string" calcext:value-type="string">
            <text:p>moneyv.wp.pl</text:p>
          </table:table-cell>
          <table:table-cell table:style-name="ce368" office:value-type="string" calcext:value-type="string">
            <text:p>OK</text:p>
          </table:table-cell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91" calcext:value-type="float">
            <text:p>91</text:p>
          </table:table-cell>
          <table:table-cell table:style-name="ce346"/>
          <table:table-cell table:style-name="ce201"/>
          <table:table-cell table:style-name="ce367"/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92" calcext:value-type="float">
            <text:p>92</text:p>
          </table:table-cell>
          <table:table-cell table:style-name="ce360"/>
          <table:table-cell table:style-name="ce346"/>
          <table:table-cell table:style-name="ce368"/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93" calcext:value-type="float">
            <text:p>93</text:p>
          </table:table-cell>
          <table:table-cell table:style-name="ce346"/>
          <table:table-cell table:style-name="ce201"/>
          <table:table-cell table:style-name="ce367"/>
          <table:table-cell table:style-name="ce360" office:value-type="string" calcext:value-type="string">
            <text:p>wiadomosci.wp.pl,wawalove.wp.pl,turystyka.wp.pl,teleshow.wp.pl,opinie.wp.pl,gwiazdy.wp.pl,ksiazki.wp.pl,film.wp.pl ,facet.wp.pl,kobieta.wp.pl,kuchnia.wp.pl,moto.wp.pl,tech.wp.pl,gry.wp.pl,finanse.wp.pl</text:p>
          </table:table-cell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94" calcext:value-type="float">
            <text:p>94</text:p>
          </table:table-cell>
          <table:table-cell table:style-name="ce346" table:number-columns-repeated="2"/>
          <table:table-cell table:style-name="ce368"/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95" calcext:value-type="float">
            <text:p>95</text:p>
          </table:table-cell>
          <table:table-cell table:style-name="ce346"/>
          <table:table-cell table:style-name="ce201"/>
          <table:table-cell table:style-name="ce367"/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96" calcext:value-type="float">
            <text:p>96</text:p>
          </table:table-cell>
          <table:table-cell table:style-name="ce346" table:number-columns-repeated="2"/>
          <table:table-cell table:style-name="ce368"/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97" calcext:value-type="float">
            <text:p>97</text:p>
          </table:table-cell>
          <table:table-cell table:style-name="ce346"/>
          <table:table-cell table:style-name="ce201"/>
          <table:table-cell table:style-name="ce367"/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 office:value-type="float" office:value="98" calcext:value-type="float">
            <text:p>98</text:p>
          </table:table-cell>
          <table:table-cell table:style-name="ce346" table:number-columns-repeated="2"/>
          <table:table-cell table:style-name="ce368"/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4" office:value-type="float" office:value="99" calcext:value-type="float">
            <text:p>99</text:p>
          </table:table-cell>
          <table:table-cell table:style-name="ce346"/>
          <table:table-cell table:style-name="ce201"/>
          <table:table-cell table:style-name="ce367"/>
          <table:table-cell table:style-name="ce360"/>
          <table:table-cell table:style-name="ce390"/>
          <table:table-cell table:style-name="ce401"/>
          <table:table-cell table:number-columns-repeated="1017"/>
        </table:table-row>
        <table:table-row table:style-name="ro1">
          <table:table-cell table:style-name="ce355"/>
          <table:table-cell table:style-name="ce346" table:number-columns-repeated="2"/>
          <table:table-cell table:style-name="ce368"/>
          <table:table-cell table:style-name="ce346"/>
          <table:table-cell table:style-name="ce391"/>
          <table:table-cell table:style-name="ce472"/>
          <table:table-cell table:number-columns-repeated="1017"/>
        </table:table-row>
        <table:table-row table:style-name="ro1">
          <table:table-cell table:style-name="ce356"/>
          <table:table-cell table:style-name="ce361"/>
          <table:table-cell table:style-name="ce366" office:value-type="string" calcext:value-type="string">
            <text:p>COVER </text:p>
          </table:table-cell>
          <table:table-cell table:style-name="ce386" table:formula="of:=(COUNTIF([.D2:.D101];&quot;OK&quot;)+COUNTIF([.D2:.D101];&quot;NO ADS BY DEFAULT&quot;))/COUNTIF([.D2:.D101];&quot;*&quot;)" office:value-type="percentage" office:value="0.733333333333333" calcext:value-type="percentage">
            <text:p>73.33%</text:p>
          </table:table-cell>
          <table:table-cell table:style-name="ce388"/>
          <table:table-cell table:style-name="ce394" office:value-type="string" calcext:value-type="string">
            <text:p><text:s/>CONFIRMED ADS </text:p>
          </table:table-cell>
          <table:table-cell table:style-name="ce475" table:formula="of:=(COUNTIF([.D2:.D101];&quot;ADVERT&quot;)+COUNTIF([.D2:.D101];&quot;Anti-adblock&quot;))/COUNTIF([.D2:.D101];&quot;*&quot;)" office:value-type="percentage" office:value="0.211111111111111" calcext:value-type="percentage">
            <text:p>21.11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387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4:27:32.970023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10-22T14:30:36.467403932</dc:date>
    <meta:editing-cycles>165</meta:editing-cycles>
    <meta:editing-duration>P1DT8H29M</meta:editing-duration>
    <meta:generator>LibreOffice/6.0.7.3$Linux_X86_64 LibreOffice_project/00m0$Build-3</meta:generator>
    <meta:document-statistic meta:table-count="5" meta:cell-count="77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